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1" style:family="table-column">
      <style:table-column-properties fo:break-before="auto" style:column-width="0.889in"/>
    </style:style>
    <style:style style:name="co15" style:family="table-column">
      <style:table-column-properties fo:break-before="auto" style:column-width="4.2209in"/>
    </style:style>
    <style:style style:name="co16" style:family="table-column">
      <style:table-column-properties fo:break-before="auto" style:column-width="4.2882in"/>
    </style:style>
    <style:style style:name="co17" style:family="table-column">
      <style:table-column-properties fo:break-before="auto" style:column-width="1.1165in"/>
    </style:style>
    <style:style style:name="co5" style:family="table-column">
      <style:table-column-properties fo:break-before="auto" style:column-width="2.189in"/>
    </style:style>
    <style:style style:name="co6" style:family="table-column">
      <style:table-column-properties fo:break-before="auto" style:column-width="1.9181in"/>
    </style:style>
    <style:style style:name="co7" style:family="table-column">
      <style:table-column-properties fo:break-before="auto" style:column-width="0.9291in"/>
    </style:style>
    <style:style style:name="co8" style:family="table-column">
      <style:table-column-properties fo:break-before="auto" style:column-width="1.3291in"/>
    </style:style>
    <style:style style:name="co9" style:family="table-column">
      <style:table-column-properties fo:break-before="auto" style:column-width="0.9028in"/>
    </style:style>
    <style:style style:name="co10" style:family="table-column">
      <style:table-column-properties fo:break-before="auto" style:column-width="0.7445in"/>
    </style:style>
    <style:style style:name="co12" style:family="table-column">
      <style:table-column-properties fo:break-before="auto" style:column-width="0.372in"/>
    </style:style>
    <style:style style:name="co13" style:family="table-column">
      <style:table-column-properties fo:break-before="auto" style:column-width="0.598in"/>
    </style:style>
    <style:style style:name="co14" style:family="table-column">
      <style:table-column-properties fo:break-before="auto" style:column-width="0.4063in"/>
    </style:style>
    <style:style style:name="co18" style:family="table-column">
      <style:table-column-properties fo:break-before="auto" style:column-width="0.4846in"/>
    </style:style>
    <style:style style:name="co19" style:family="table-column">
      <style:table-column-properties fo:break-before="auto" style:column-width="1.0717in"/>
    </style:style>
    <style:style style:name="co20" style:family="table-column">
      <style:table-column-properties fo:break-before="auto" style:column-width="0.9646in"/>
    </style:style>
    <style:style style:name="co21" style:family="table-column">
      <style:table-column-properties fo:break-before="auto" style:column-width="1.0598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409in" fo:break-before="auto" style:use-optimal-row-height="true"/>
    </style:style>
    <style:style style:name="ro4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currency-style style:name="N20104P0" style:volatile="true" number:language="da" number:country="DK">
      <number:currency-symbol number:language="da" number:country="DK">kr.</number:currency-symbol>
      <number:text> </number:text>
      <number:number number:decimal-places="2" number:min-decimal-places="2" number:min-integer-digits="1" number:grouping="true"/>
    </number:currency-style>
    <number:currency-style style:name="N20104" number:language="da" number:country="DK">
      <style:text-properties fo:color="#ff0000"/>
      <number:currency-symbol number:language="da" number:country="DK">kr.</number:currency-symbol>
      <number:text> -</number:text>
      <number:number number:decimal-places="2" number:min-decimal-places="2" number:min-integer-digits="1" number:grouping="true"/>
      <style:map style:condition="value()&gt;=0" style:apply-style-name="N20104P0"/>
    </number:currency-style>
    <style:style style:name="ce31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32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33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34" style:family="table-cell" style:parent-style-name="Pivot_20_Table_20_Category" style:data-style-name="N0">
      <style:table-cell-properties fo:border-bottom="0.99pt solid #000000" fo:border-left="2.01pt solid #000000" fo:border-right="0.99pt solid #000000" fo:border-top="none"/>
    </style:style>
    <style:style style:name="ce35" style:family="table-cell" style:parent-style-name="Pivot_20_Table_20_Category" style:data-style-name="N0">
      <style:table-cell-properties fo:border-bottom="0.99pt solid #000000" fo:border-left="2.01pt solid #000000" fo:border-right="0.99pt solid #000000" fo:border-top="0.99pt solid #000000"/>
    </style:style>
    <style:style style:name="ce36" style:family="table-cell" style:parent-style-name="Pivot_20_Table_20_Title" style:data-style-name="N0">
      <style:table-cell-properties fo:border-bottom="2.01pt solid #000000" fo:border-left="2.01pt solid #000000" fo:border-right="none" fo:border-top="0.99pt solid #000000"/>
    </style:style>
    <style:style style:name="ce37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39" style:family="table-cell" style:parent-style-name="Pivot_20_Table_20_Category" style:data-style-name="N0">
      <style:table-cell-properties fo:border-bottom="none" fo:border-left="0.99pt solid #000000" fo:border-right="0.99pt solid #000000" fo:border-top="0.99pt solid #000000"/>
    </style:style>
    <style:style style:name="ce41" style:family="table-cell" style:parent-style-name="Pivot_20_Table_20_Category" style:data-style-name="N0">
      <style:table-cell-properties fo:border-bottom="none" fo:border-left="0.99pt solid #000000" fo:border-right="0.99pt solid #000000" fo:border-top="none"/>
    </style:style>
    <style:style style:name="ce42" style:family="table-cell" style:parent-style-name="Pivot_20_Table_20_Category" style:data-style-name="N0">
      <style:table-cell-properties fo:border-bottom="0.99pt solid #000000" fo:border-left="0.99pt solid #000000" fo:border-right="0.99pt solid #000000" fo:border-top="none"/>
    </style:style>
    <style:style style:name="ce43" style:family="table-cell" style:parent-style-name="Pivot_20_Table_20_Category" style:data-style-name="N0">
      <style:table-cell-properties fo:border="0.99pt solid #000000"/>
    </style:style>
    <style:style style:name="ce44" style:family="table-cell" style:parent-style-name="Pivot_20_Table_20_Title" style:data-style-name="N0">
      <style:table-cell-properties fo:border-bottom="2.01pt solid #000000" fo:border-left="none" fo:border-right="none" fo:border-top="0.99pt solid #000000"/>
    </style:style>
    <style:style style:name="ce47" style:family="table-cell" style:parent-style-name="Pivot_20_Table_20_Category" style:data-style-name="N100">
      <style:table-cell-properties fo:border="0.99pt solid #000000"/>
    </style:style>
    <style:style style:name="ce48" style:family="table-cell" style:parent-style-name="Pivot_20_Table_20_Title" style:data-style-name="N100">
      <style:table-cell-properties fo:border-bottom="2.01pt solid #000000" fo:border-left="none" fo:border-right="none" fo:border-top="0.99pt solid #000000"/>
    </style:style>
    <style:style style:name="ce49" style:family="table-cell" style:parent-style-name="Pivot_20_Table_20_Category" style:data-style-name="N20104">
      <style:table-cell-properties fo:border="0.99pt solid #000000"/>
    </style:style>
    <style:style style:name="ce70" style:family="table-cell" style:parent-style-name="Pivot_20_Table_20_Title" style:data-style-name="N20104">
      <style:table-cell-properties fo:border-bottom="2.01pt solid #000000" fo:border-left="none" fo:border-right="none" fo:border-top="0.99pt solid #000000"/>
    </style:style>
    <style:style style:name="ce71" style:family="table-cell" style:parent-style-name="Pivot_20_Table_20_Title" style:data-style-name="N0">
      <style:table-cell-properties fo:border-bottom="2.01pt solid #000000" fo:border-left="none" fo:border-right="0.99pt solid #000000" fo:border-top="0.99pt solid #000000"/>
    </style:style>
    <style:style style:name="ce72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73" style:family="table-cell" style:parent-style-name="Pivot_20_Table_20_Value" style:data-style-name="N20104">
      <style:table-cell-properties fo:border-bottom="0.99pt solid #000000" fo:border-left="0.99pt solid #000000" fo:border-right="2.01pt solid #000000" fo:border-top="0.99pt solid #000000"/>
    </style:style>
    <style:style style:name="ce74" style:family="table-cell" style:parent-style-name="Pivot_20_Table_20_Result" style:data-style-name="N20104">
      <style:table-cell-properties fo:border-bottom="2.01pt solid #000000" fo:border-left="0.99pt solid #000000" fo:border-right="2.01pt solid #000000" fo:border-top="0.99pt solid #000000"/>
    </style:style>
    <style:style style:name="ce9" style:family="table-cell" style:parent-style-name="Default">
      <style:text-properties fo:color="#8d281e" fo:font-size="14pt" style:font-size-asian="14pt" style:font-size-complex="14pt"/>
    </style:style>
    <style:style style:name="ce2" style:family="table-cell" style:parent-style-name="Default">
      <style:table-cell-properties fo:background-color="#8d281e"/>
      <style:text-properties fo:color="#ffffff"/>
    </style:style>
    <style:style style:name="ce16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fo:font-style="italic" style:font-style-asian="italic" style:font-style-complex="italic"/>
    </style:style>
    <style:style style:name="ce13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7" style:family="table-cell" style:parent-style-name="Default">
      <style:text-properties style:text-outline="false" style:text-line-through-style="none" style:text-line-through-type="none" style:font-name="Liberation Sans" fo:font-size="10pt" fo:language="da" fo:country="DK" fo:font-style="normal" fo:text-shadow="none" style:text-underline-style="none" fo:font-weight="bold" style:text-underline-mode="continuous" style:text-overline-mode="continuous" style:text-line-through-mode="continuous" style:font-name-asian="WenQuanYi Zen Hei" style:font-size-asian="10pt" style:language-asian="zh" style:country-asian="CN" style:font-style-asian="normal" style:font-weight-asian="bold" style:font-name-complex="Noto Sans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8" style:family="table-cell" style:parent-style-name="Default" style:data-style-name="N100"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40" style:family="table-cell" style:parent-style-name="Default" style:data-style-name="N0">
      <style:table-cell-properties style:text-align-source="fix" style:repeat-content="false"/>
      <style:paragraph-properties fo:text-align="end" fo:margin-left="0in"/>
      <style:text-properties style:font-weight-asian="normal"/>
    </style:style>
    <style:style style:name="ce24" style:family="table-cell" style:parent-style-name="Default">
      <style:text-properties fo:font-weight="bold" style:font-weight-asian="bold" style:font-weight-complex="bold"/>
      <style:map style:condition="cell-content()&lt;=0" style:apply-style-name="Green" style:base-cell-address="List.J4"/>
      <style:map style:condition="cell-content()&gt;0" style:apply-style-name="Red" style:base-cell-address="List.J4"/>
    </style:style>
    <style:style style:name="ce25" style:family="table-cell" style:parent-style-name="Default">
      <style:map style:condition="cell-content()&lt;=0" style:apply-style-name="Green" style:base-cell-address="List.J4"/>
      <style:map style:condition="cell-content()&gt;0" style:apply-style-name="Red" style:base-cell-address="List.J4"/>
    </style:style>
    <style:style style:name="ce45" style:family="table-cell" style:parent-style-name="Default">
      <style:text-properties style:text-outline="false" style:text-line-through-style="none" style:text-line-through-type="none" style:font-name="Liberation Sans" fo:font-size="10pt" fo:language="en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fo:border="none"/>
    </style:style>
    <style:style style:name="ce8" style:family="table-cell" style:parent-style-name="Default" style:data-style-name="N20104"/>
    <style:style style:name="ce18" style:family="table-cell" style:parent-style-name="Default" style:data-style-name="N20104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9" style:family="table-cell" style:parent-style-name="Default" style:data-style-name="N20104">
      <style:text-properties style:text-underline-style="solid" style:text-underline-type="double" style:text-underline-width="auto" style:text-underline-color="font-color" fo:font-weight="bold" style:font-weight-asian="bold" style:font-weight-complex="bold"/>
    </style:style>
    <style:style style:name="ce77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78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79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80" style:family="table-cell" style:parent-style-name="Pivot_20_Table_20_Category" style:data-style-name="N0">
      <style:table-cell-properties fo:border-bottom="0.99pt solid #000000" fo:border-left="2.01pt solid #000000" fo:border-right="0.99pt solid #000000" fo:border-top="none"/>
    </style:style>
    <style:style style:name="ce81" style:family="table-cell" style:parent-style-name="Pivot_20_Table_20_Category" style:data-style-name="N0">
      <style:table-cell-properties fo:border-bottom="0.99pt solid #000000" fo:border-left="2.01pt solid #000000" fo:border-right="0.99pt solid #000000" fo:border-top="0.99pt solid #000000"/>
    </style:style>
    <style:style style:name="ce82" style:family="table-cell" style:parent-style-name="Pivot_20_Table_20_Title" style:data-style-name="N0">
      <style:table-cell-properties fo:border-bottom="2.01pt solid #000000" fo:border-left="2.01pt solid #000000" fo:border-right="none" fo:border-top="0.99pt solid #000000"/>
    </style:style>
    <style:style style:name="ce83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84" style:family="table-cell" style:parent-style-name="Pivot_20_Table_20_Category" style:data-style-name="N0">
      <style:table-cell-properties fo:border-bottom="none" fo:border-left="0.99pt solid #000000" fo:border-right="0.99pt solid #000000" fo:border-top="0.99pt solid #000000"/>
    </style:style>
    <style:style style:name="ce85" style:family="table-cell" style:parent-style-name="Pivot_20_Table_20_Category" style:data-style-name="N0">
      <style:table-cell-properties fo:border-bottom="none" fo:border-left="0.99pt solid #000000" fo:border-right="0.99pt solid #000000" fo:border-top="none"/>
    </style:style>
    <style:style style:name="ce86" style:family="table-cell" style:parent-style-name="Pivot_20_Table_20_Category" style:data-style-name="N0">
      <style:table-cell-properties fo:border-bottom="0.99pt solid #000000" fo:border-left="0.99pt solid #000000" fo:border-right="0.99pt solid #000000" fo:border-top="none"/>
    </style:style>
    <style:style style:name="ce87" style:family="table-cell" style:parent-style-name="Pivot_20_Table_20_Category" style:data-style-name="N0">
      <style:table-cell-properties fo:border="0.99pt solid #000000"/>
    </style:style>
    <style:style style:name="ce88" style:family="table-cell" style:parent-style-name="Pivot_20_Table_20_Title" style:data-style-name="N0">
      <style:table-cell-properties fo:border-bottom="2.01pt solid #000000" fo:border-left="none" fo:border-right="none" fo:border-top="0.99pt solid #000000"/>
    </style:style>
    <style:style style:name="ce89" style:family="table-cell" style:parent-style-name="Pivot_20_Table_20_Category" style:data-style-name="N100">
      <style:table-cell-properties fo:border="0.99pt solid #000000"/>
    </style:style>
    <style:style style:name="ce90" style:family="table-cell" style:parent-style-name="Pivot_20_Table_20_Title" style:data-style-name="N100">
      <style:table-cell-properties fo:border-bottom="2.01pt solid #000000" fo:border-left="none" fo:border-right="none" fo:border-top="0.99pt solid #000000"/>
    </style:style>
    <style:style style:name="ce91" style:family="table-cell" style:parent-style-name="Pivot_20_Table_20_Category" style:data-style-name="N20104">
      <style:table-cell-properties fo:border="0.99pt solid #000000"/>
    </style:style>
    <style:style style:name="ce92" style:family="table-cell" style:parent-style-name="Pivot_20_Table_20_Title" style:data-style-name="N20104">
      <style:table-cell-properties fo:border-bottom="2.01pt solid #000000" fo:border-left="none" fo:border-right="none" fo:border-top="0.99pt solid #000000"/>
    </style:style>
    <style:style style:name="ce93" style:family="table-cell" style:parent-style-name="Pivot_20_Table_20_Title" style:data-style-name="N0">
      <style:table-cell-properties fo:border-bottom="2.01pt solid #000000" fo:border-left="none" fo:border-right="0.99pt solid #000000" fo:border-top="0.99pt solid #000000"/>
    </style:style>
    <style:style style:name="ce94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95" style:family="table-cell" style:parent-style-name="Pivot_20_Table_20_Value" style:data-style-name="N20104">
      <style:table-cell-properties fo:border-bottom="0.99pt solid #000000" fo:border-left="0.99pt solid #000000" fo:border-right="2.01pt solid #000000" fo:border-top="0.99pt solid #000000"/>
    </style:style>
    <style:style style:name="ce96" style:family="table-cell" style:parent-style-name="Pivot_20_Table_20_Result" style:data-style-name="N20104">
      <style:table-cell-properties fo:border-bottom="2.01pt solid #000000" fo:border-left="0.99pt solid #000000" fo:border-right="2.01pt solid #000000" fo:border-top="0.99pt solid #000000"/>
    </style:style>
  </office:automatic-styles>
  <office:body>
    <office:spreadsheet>
      <table:calculation-settings table:automatic-find-labels="false" table:use-regular-expressions="false" table:use-wildcards="true"/>
      <table:table table:name="List" table:style-name="ta1">
        <table:table-column table:style-name="co5" table:default-cell-style-name="ce16"/>
        <table:table-column table:style-name="co6" table:default-cell-style-name="ce4"/>
        <table:table-column table:style-name="co7" table:default-cell-style-name="Default"/>
        <table:table-column table:style-name="co8" table:default-cell-style-name="ce16"/>
        <table:table-column table:style-name="co9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8" table:default-cell-style-name="ce24"/>
        <table:table-column table:style-name="co11" table:default-cell-style-name="Default"/>
        <table:table-column table:style-name="co19" table:default-cell-style-name="ce8"/>
        <table:table-column table:style-name="co20" table:default-cell-style-name="ce8"/>
        <table:table-column table:style-name="co21" table:default-cell-style-name="ce8"/>
        <table:table-row table:style-name="ro2">
          <table:table-cell table:style-name="ce9" office:value-type="string" calcext:value-type="string">
            <text:p>Regbot Components</text:p>
          </table:table-cell>
          <table:table-cell table:style-name="Default"/>
          <table:table-cell table:style-name="ce5" office:value-type="string" calcext:value-type="string">
            <text:p>Number of new regbots:</text:p>
          </table:table-cell>
          <table:table-cell table:style-name="ce6" office:value-type="float" office:value="25" calcext:value-type="float">
            <text:p>25</text:p>
          </table:table-cell>
          <table:table-cell table:number-columns-repeated="5"/>
          <table:table-cell table:style-name="Default"/>
          <table:table-cell/>
          <table:table-cell table:style-name="Default" table:number-columns-repeated="3"/>
        </table:table-row>
        <table:table-row table:style-name="ro4">
          <table:table-cell table:style-name="Default" table:number-columns-repeated="2"/>
          <table:table-cell/>
          <table:table-cell table:style-name="Default"/>
          <table:table-cell table:number-columns-repeated="5"/>
          <table:table-cell table:style-name="Default"/>
          <table:table-cell/>
          <table:table-cell table:style-name="Default" table:number-columns-repeated="3"/>
        </table:table-row>
        <table:table-row table:style-name="ro4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Desc/value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Part name</text:p>
          </table:table-cell>
          <table:table-cell table:style-name="ce2" office:value-type="string" calcext:value-type="string">
            <text:p>Qty (1 Regbot)</text:p>
          </table:table-cell>
          <table:table-cell table:style-name="ce2" office:value-type="string" calcext:value-type="string">
            <text:p>Total Qty</text:p>
          </table:table-cell>
          <table:table-cell table:style-name="ce2" office:value-type="string" calcext:value-type="string">
            <text:p>Extra</text:p>
          </table:table-cell>
          <table:table-cell table:style-name="ce2" office:value-type="string" calcext:value-type="string">
            <text:p>Supplier</text:p>
          </table:table-cell>
          <table:table-cell table:style-name="ce2" office:value-type="string" calcext:value-type="string">
            <text:p>Have</text:p>
          </table:table-cell>
          <table:table-cell table:style-name="ce2" office:value-type="string" calcext:value-type="string">
            <text:p>Need</text:p>
          </table:table-cell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Price</text:p>
          </table:table-cell>
          <table:table-cell table:style-name="ce2" office:value-type="string" calcext:value-type="string">
            <text:p>Subtotal</text:p>
          </table:table-cell>
          <table:table-cell table:style-name="ce2" office:value-type="string" calcext:value-type="string">
            <text:p>Cost for set</text:p>
          </table:table-cell>
        </table:table-row>
        <table:table-row table:style-name="ro4">
          <table:table-cell office:value-type="string" calcext:value-type="string">
            <text:p>PCB</text:p>
          </table:table-cell>
          <table:table-cell office:value-type="string" calcext:value-type="string">
            <text:p>Regbot 5.0 Board</text:p>
          </table:table-cell>
          <table:table-cell office:value-type="string" calcext:value-type="string">
            <text:p>Electronics</text:p>
          </table:table-cell>
          <table:table-cell office:value-type="string" calcext:value-type="string">
            <text:p>Regbot 5.0 Board</text:p>
          </table:table-cell>
          <table:table-cell office:value-type="float" office:value="1" calcext:value-type="float">
            <text:p>1</text:p>
          </table:table-cell>
          <table:table-cell table:formula="of:=CEILING([.$D$1]*[.E4]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Bway</text:p>
          </table:table-cell>
          <table:table-cell office:value-type="float" office:value="25" calcext:value-type="float">
            <text:p>25</text:p>
          </table:table-cell>
          <table:table-cell table:formula="of:=IF(CEILING([.$D$1]*[.E4]-[.I4]+[.G4])&gt;=0; CEILING([.$D$1]*[.E4]-[.I4]+[.G4]); 0)" office:value-type="float" office:value="0" calcext:value-type="float">
            <text:p>0</text:p>
          </table:table-cell>
          <table:table-cell table:style-name="ce25" office:value-type="string" calcext:value-type="string">
            <text:p>N/A</text:p>
          </table:table-cell>
          <table:table-cell office:value-type="currency" office:currency="DKK" office:value="637.84" calcext:value-type="currency">
            <text:p>kr. 637,84</text:p>
          </table:table-cell>
          <table:table-cell table:formula="of:=[.J4]*[.L4]" office:value-type="currency" office:currency="DKK" office:value="0" calcext:value-type="currency">
            <text:p>kr. 0,00</text:p>
          </table:table-cell>
          <table:table-cell table:formula="of:=[.F4]*[.L4]" office:value-type="currency" office:currency="DKK" office:value="15946" calcext:value-type="currency">
            <text:p>kr. 15.946,00</text:p>
          </table:table-cell>
        </table:table-row>
        <table:table-row table:style-name="ro4">
          <table:table-cell office:value-type="string" calcext:value-type="string">
            <text:p>Chassis (Top, Left, Right, 2x Bottom)</text:p>
          </table:table-cell>
          <table:table-cell office:value-type="string" calcext:value-type="string">
            <text:p>POM Plade natur - 850 mm x 1250 mm (B x L)</text:p>
          </table:table-cell>
          <table:table-cell office:value-type="string" calcext:value-type="string">
            <text:p>Mechanical</text:p>
          </table:table-cell>
          <table:table-cell table:style-name="ce17" office:value-type="string" calcext:value-type="string">
            <text:p>SPOMCK0030MNAFG - RIAS</text:p>
          </table:table-cell>
          <table:table-cell table:style-name="ce40" office:value-type="float" office:value="0.1" calcext:value-type="float">
            <text:p>0.1</text:p>
          </table:table-cell>
          <table:table-cell table:formula="of:=CEILING([.$D$1]*[.E5];1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lastbutikken</text:p>
          </table:table-cell>
          <table:table-cell office:value-type="float" office:value="3" calcext:value-type="float">
            <text:p>3</text:p>
          </table:table-cell>
          <table:table-cell table:formula="of:=IF(CEILING([.$D$1]*[.E5]-[.I5]+[.G5])&gt;=0; CEILING([.$D$1]*[.E5]-[.I5]+[.G5]); 0)" office:value-type="float" office:value="-0" calcext:value-type="float">
            <text:p>0</text:p>
          </table:table-cell>
          <table:table-cell table:style-name="ce25" office:value-type="string" calcext:value-type="string">
            <text:p><text:a xlink:href="https://www.plastbutikken.dk/shop/slidstaerk-pom-plade-21590p.html" xlink:type="simple">https://www.plastbutikken.dk/shop/slidstaerk-pom-plade-21590p.html</text:a></text:p>
          </table:table-cell>
          <table:table-cell office:value-type="currency" office:currency="DKK" office:value="1182.9" calcext:value-type="currency">
            <text:p>kr. 1.182,90</text:p>
          </table:table-cell>
          <table:table-cell table:formula="of:=[.J5]*[.L5]" office:value-type="currency" office:currency="DKK" office:value="-0" calcext:value-type="currency">
            <text:p>kr. 0,00</text:p>
          </table:table-cell>
          <table:table-cell table:formula="of:=[.F5]*[.L5]" office:value-type="currency" office:currency="DKK" office:value="3548.7" calcext:value-type="currency">
            <text:p>kr. 3.548,70</text:p>
          </table:table-cell>
        </table:table-row>
        <table:table-row table:style-name="ro4">
          <table:table-cell office:value-type="string" calcext:value-type="string">
            <text:p>IMU</text:p>
          </table:table-cell>
          <table:table-cell office:value-type="string" calcext:value-type="string">
            <text:p>MPU9250 + BMP280</text:p>
          </table:table-cell>
          <table:table-cell office:value-type="string" calcext:value-type="string">
            <text:p>Electronics</text:p>
          </table:table-cell>
          <table:table-cell office:value-type="string" calcext:value-type="string">
            <text:p>MPU9250</text:p>
          </table:table-cell>
          <table:table-cell office:value-type="float" office:value="1" calcext:value-type="float">
            <text:p>1</text:p>
          </table:table-cell>
          <table:table-cell table:formula="of:=CEILING([.$D$1]*[.E6];1)"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liexpress</text:p>
          </table:table-cell>
          <table:table-cell office:value-type="float" office:value="0" calcext:value-type="float">
            <text:p>0</text:p>
          </table:table-cell>
          <table:table-cell table:formula="of:=IF(CEILING([.$D$1]*[.E6]-[.I6]+[.G6])&gt;=0; CEILING([.$D$1]*[.E6]-[.I6]+[.G6]); 0)" office:value-type="float" office:value="30" calcext:value-type="float">
            <text:p>30</text:p>
          </table:table-cell>
          <table:table-cell table:style-name="ce25" office:value-type="string" calcext:value-type="string">
            <text:p><text:a xlink:href="https://www.aliexpress.com/item/1005004525550587.html" xlink:type="simple">https://www.aliexpress.com/item/1005004525550587.html</text:a></text:p>
          </table:table-cell>
          <table:table-cell office:value-type="currency" office:currency="DKK" office:value="51.25" calcext:value-type="currency">
            <text:p>kr. 51,25</text:p>
          </table:table-cell>
          <table:table-cell table:formula="of:=[.J6]*[.L6]" office:value-type="currency" office:currency="DKK" office:value="1537.5" calcext:value-type="currency">
            <text:p>kr. 1.537,50</text:p>
          </table:table-cell>
          <table:table-cell table:formula="of:=[.F6]*[.L6]" office:value-type="currency" office:currency="DKK" office:value="1281.25" calcext:value-type="currency">
            <text:p>kr. 1.281,25</text:p>
          </table:table-cell>
        </table:table-row>
        <table:table-row table:style-name="ro4">
          <table:table-cell office:value-type="string" calcext:value-type="string">
            <text:p>Infrared Distance Sensor</text:p>
          </table:table-cell>
          <table:table-cell office:value-type="string" calcext:value-type="string">
            <text:p>Sharp IR distance sensor</text:p>
          </table:table-cell>
          <table:table-cell office:value-type="string" calcext:value-type="string">
            <text:p>Electronics</text:p>
          </table:table-cell>
          <table:table-cell office:value-type="string" calcext:value-type="string">
            <text:p>GP2Y0A21YK0F</text:p>
          </table:table-cell>
          <table:table-cell office:value-type="float" office:value="2" calcext:value-type="float">
            <text:p>2</text:p>
          </table:table-cell>
          <table:table-cell table:formula="of:=CEILING([.$D$1]*[.E7];1)"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liexpress</text:p>
          </table:table-cell>
          <table:table-cell office:value-type="float" office:value="0" calcext:value-type="float">
            <text:p>0</text:p>
          </table:table-cell>
          <table:table-cell table:formula="of:=IF(CEILING([.$D$1]*[.E7]-[.I7]+[.G7])&gt;=0; CEILING([.$D$1]*[.E7]-[.I7]+[.G7]); 0)" office:value-type="float" office:value="60" calcext:value-type="float">
            <text:p>60</text:p>
          </table:table-cell>
          <table:table-cell table:style-name="ce25" office:value-type="string" calcext:value-type="string">
            <text:p><text:a xlink:href="https://www.aliexpress.com/item/32999674875.html" xlink:type="simple">https://www.aliexpress.com/item/32999674875.html</text:a></text:p>
          </table:table-cell>
          <table:table-cell office:value-type="currency" office:currency="DKK" office:value="37.53" calcext:value-type="currency">
            <text:p>kr. 37,53</text:p>
          </table:table-cell>
          <table:table-cell table:formula="of:=[.J7]*[.L7]" office:value-type="currency" office:currency="DKK" office:value="2251.8" calcext:value-type="currency">
            <text:p>kr. 2.251,80</text:p>
          </table:table-cell>
          <table:table-cell table:formula="of:=[.F7]*[.L7]" office:value-type="currency" office:currency="DKK" office:value="1876.5" calcext:value-type="currency">
            <text:p>kr. 1.876,50</text:p>
          </table:table-cell>
        </table:table-row>
        <table:table-row table:style-name="ro4">
          <table:table-cell office:value-type="string" calcext:value-type="string">
            <text:p>Motor</text:p>
          </table:table-cell>
          <table:table-cell office:value-type="string" calcext:value-type="string">
            <text:p>6V 620RPM</text:p>
          </table:table-cell>
          <table:table-cell office:value-type="string" calcext:value-type="string">
            <text:p>Electronics</text:p>
          </table:table-cell>
          <table:table-cell office:value-type="string" calcext:value-type="string">
            <text:p>JGA25-370</text:p>
          </table:table-cell>
          <table:table-cell office:value-type="float" office:value="2" calcext:value-type="float">
            <text:p>2</text:p>
          </table:table-cell>
          <table:table-cell table:formula="of:=CEILING([.$D$1]*[.E8];1)"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liexpress</text:p>
          </table:table-cell>
          <table:table-cell office:value-type="float" office:value="0" calcext:value-type="float">
            <text:p>0</text:p>
          </table:table-cell>
          <table:table-cell table:formula="of:=IF(CEILING([.$D$1]*[.E8]-[.I8]+[.G8])&gt;=0; CEILING([.$D$1]*[.E8]-[.I8]+[.G8]); 0)" office:value-type="float" office:value="60" calcext:value-type="float">
            <text:p>60</text:p>
          </table:table-cell>
          <table:table-cell table:style-name="ce25" office:value-type="string" calcext:value-type="string">
            <text:p><text:a xlink:href="https://www.aliexpress.com/item/4001286770644.html" xlink:type="simple">https://www.aliexpress.com/item/4001286770644.html</text:a></text:p>
          </table:table-cell>
          <table:table-cell office:value-type="currency" office:currency="DKK" office:value="61.27" calcext:value-type="currency">
            <text:p>kr. 61,27</text:p>
          </table:table-cell>
          <table:table-cell table:formula="of:=[.J8]*[.L8]" office:value-type="currency" office:currency="DKK" office:value="3676.2" calcext:value-type="currency">
            <text:p>kr. 3.676,20</text:p>
          </table:table-cell>
          <table:table-cell table:formula="of:=[.F8]*[.L8]" office:value-type="currency" office:currency="DKK" office:value="3063.5" calcext:value-type="currency">
            <text:p>kr. 3.063,50</text:p>
          </table:table-cell>
        </table:table-row>
        <table:table-row table:style-name="ro4">
          <table:table-cell office:value-type="string" calcext:value-type="string">
            <text:p>Battery</text:p>
          </table:table-cell>
          <table:table-cell office:value-type="string" calcext:value-type="string">
            <text:p>Limskey 3s 11.1V 1500mAh 72.00*35.50*21mm</text:p>
          </table:table-cell>
          <table:table-cell office:value-type="string" calcext:value-type="string">
            <text:p>Electronics</text:p>
          </table:table-cell>
          <table:table-cell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 table:formula="of:=CEILING([.$D$1]*[.E9];1)"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liexpress</text:p>
          </table:table-cell>
          <table:table-cell office:value-type="float" office:value="0" calcext:value-type="float">
            <text:p>0</text:p>
          </table:table-cell>
          <table:table-cell table:formula="of:=IF(CEILING([.$D$1]*[.E9]-[.I9]+[.G9])&gt;=0; CEILING([.$D$1]*[.E9]-[.I9]+[.G9]); 0)" office:value-type="float" office:value="35" calcext:value-type="float">
            <text:p>35</text:p>
          </table:table-cell>
          <table:table-cell table:style-name="ce25" office:value-type="string" calcext:value-type="string">
            <text:p><text:a xlink:href="https://www.aliexpress.com/item/4001211447586.html" xlink:type="simple">https://www.aliexpress.com/item/4001211447586.html</text:a></text:p>
          </table:table-cell>
          <table:table-cell office:value-type="currency" office:currency="DKK" office:value="133.69" calcext:value-type="currency">
            <text:p>kr. 133,69</text:p>
          </table:table-cell>
          <table:table-cell table:formula="of:=[.J9]*[.L9]" office:value-type="currency" office:currency="DKK" office:value="4679.15" calcext:value-type="currency">
            <text:p>kr. 4.679,15</text:p>
          </table:table-cell>
          <table:table-cell table:formula="of:=[.F9]*[.L9]" office:value-type="currency" office:currency="DKK" office:value="3342.25" calcext:value-type="currency">
            <text:p>kr. 3.342,25</text:p>
          </table:table-cell>
        </table:table-row>
        <table:table-row table:style-name="ro4">
          <table:table-cell office:value-type="string" calcext:value-type="string">
            <text:p>Battery Charger</text:p>
          </table:table-cell>
          <table:table-cell table:style-name="ce13" office:value-type="string" calcext:value-type="string">
            <text:p>IMAX RC B3 Pro Compact B3AC</text:p>
          </table:table-cell>
          <table:table-cell office:value-type="string" calcext:value-type="string">
            <text:p>Electronics</text:p>
          </table:table-cell>
          <table:table-cell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 table:formula="of:=CEILING([.$D$1]*[.E10];1)"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liexpress</text:p>
          </table:table-cell>
          <table:table-cell office:value-type="float" office:value="0" calcext:value-type="float">
            <text:p>0</text:p>
          </table:table-cell>
          <table:table-cell table:formula="of:=IF(CEILING([.$D$1]*[.E10]-[.I10]+[.G10])&gt;=0; CEILING([.$D$1]*[.E10]-[.I10]+[.G10]); 0)" office:value-type="float" office:value="30" calcext:value-type="float">
            <text:p>30</text:p>
          </table:table-cell>
          <table:table-cell table:style-name="ce25" office:value-type="string" calcext:value-type="string">
            <text:p><text:a xlink:href="https://www.aliexpress.com/item/4000902223693.html" xlink:type="simple">https://www.aliexpress.com/item/4000902223693.html</text:a></text:p>
          </table:table-cell>
          <table:table-cell office:value-type="currency" office:currency="DKK" office:value="105.34" calcext:value-type="currency">
            <text:p>kr. 105,34</text:p>
          </table:table-cell>
          <table:table-cell table:formula="of:=[.J10]*[.L10]" office:value-type="currency" office:currency="DKK" office:value="3160.2" calcext:value-type="currency">
            <text:p>kr. 3.160,20</text:p>
          </table:table-cell>
          <table:table-cell table:formula="of:=[.F10]*[.L10]" office:value-type="currency" office:currency="DKK" office:value="2633.5" calcext:value-type="currency">
            <text:p>kr. 2.633,50</text:p>
          </table:table-cell>
        </table:table-row>
        <table:table-row table:style-name="ro4">
          <table:table-cell office:value-type="string" calcext:value-type="string">
            <text:p>USB micro B to B adapter</text:p>
          </table:table-cell>
          <table:table-cell office:value-type="string" calcext:value-type="string">
            <text:p>30cm Micro-USB 5pin Micro USB 2.0 Male to USB 2.0 B Type Female</text:p>
          </table:table-cell>
          <table:table-cell office:value-type="string" calcext:value-type="string">
            <text:p>Electronics</text:p>
          </table:table-cell>
          <table:table-cell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 table:formula="of:=CEILING([.$D$1]*[.E11]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iexpress</text:p>
          </table:table-cell>
          <table:table-cell office:value-type="float" office:value="0" calcext:value-type="float">
            <text:p>0</text:p>
          </table:table-cell>
          <table:table-cell table:formula="of:=IF(CEILING([.$D$1]*[.E11]-[.I11]+[.G11])&gt;=0; CEILING([.$D$1]*[.E11]-[.I11]+[.G11]); 0)" office:value-type="float" office:value="25" calcext:value-type="float">
            <text:p>25</text:p>
          </table:table-cell>
          <table:table-cell table:style-name="ce25" office:value-type="string" calcext:value-type="string">
            <text:p><text:a xlink:href="https://www.aliexpress.com/item/1005002435027168.html" xlink:type="simple">https://www.aliexpress.com/item/1005002435027168.html</text:a></text:p>
          </table:table-cell>
          <table:table-cell office:value-type="currency" office:currency="DKK" office:value="18.72" calcext:value-type="currency">
            <text:p>kr. 18,72</text:p>
          </table:table-cell>
          <table:table-cell table:formula="of:=[.J11]*[.L11]" office:value-type="currency" office:currency="DKK" office:value="468" calcext:value-type="currency">
            <text:p>kr. 468,00</text:p>
          </table:table-cell>
          <table:table-cell table:formula="of:=[.F11]*[.L11]" office:value-type="currency" office:currency="DKK" office:value="468" calcext:value-type="currency">
            <text:p>kr. 468,00</text:p>
          </table:table-cell>
        </table:table-row>
        <table:table-row table:style-name="ro4">
          <table:table-cell office:value-type="string" calcext:value-type="string">
            <text:p>USB A – B Cable</text:p>
          </table:table-cell>
          <table:table-cell office:value-type="string" calcext:value-type="string">
            <text:p>USB kabel 2.0 - USB-A han / USB-B han - 1.8 m</text:p>
          </table:table-cell>
          <table:table-cell office:value-type="string" calcext:value-type="string">
            <text:p>Electronics</text:p>
          </table:table-cell>
          <table:table-cell table:style-name="ce38" office:value-type="float" office:value="922" calcext:value-type="float">
            <text:p>922</text:p>
          </table:table-cell>
          <table:table-cell office:value-type="float" office:value="1" calcext:value-type="float">
            <text:p>1</text:p>
          </table:table-cell>
          <table:table-cell table:formula="of:=CEILING([.$D$1]*[.E12]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V-Cables</text:p>
          </table:table-cell>
          <table:table-cell office:value-type="float" office:value="0" calcext:value-type="float">
            <text:p>0</text:p>
          </table:table-cell>
          <table:table-cell table:formula="of:=IF(CEILING([.$D$1]*[.E12]-[.I12]+[.G12])&gt;=0; CEILING([.$D$1]*[.E12]-[.I12]+[.G12]); 0)" office:value-type="float" office:value="25" calcext:value-type="float">
            <text:p>25</text:p>
          </table:table-cell>
          <table:table-cell table:style-name="ce25" office:value-type="string" calcext:value-type="string">
            <text:p><text:a xlink:href="https://www.av-cables.dk/usb-a-usb-b-kabel/usb-kabel-2-0-usb-a-han-usb-b-han-1-8-m.html" xlink:type="simple">https://www.av-cables.dk/usb-a-usb-b-kabel/usb-kabel-2-0-usb-a-han-usb-b-han-1-8-m.html</text:a></text:p>
          </table:table-cell>
          <table:table-cell office:value-type="currency" office:currency="DKK" office:value="35" calcext:value-type="currency">
            <text:p>kr. 35,00</text:p>
          </table:table-cell>
          <table:table-cell table:formula="of:=[.J12]*[.L12]" office:value-type="currency" office:currency="DKK" office:value="875" calcext:value-type="currency">
            <text:p>kr. 875,00</text:p>
          </table:table-cell>
          <table:table-cell table:formula="of:=[.F12]*[.L12]" office:value-type="currency" office:currency="DKK" office:value="875" calcext:value-type="currency">
            <text:p>kr. 875,00</text:p>
          </table:table-cell>
        </table:table-row>
        <table:table-row table:style-name="ro4">
          <table:table-cell office:value-type="string" calcext:value-type="string">
            <text:p>Storage box</text:p>
          </table:table-cell>
          <table:table-cell office:value-type="string" calcext:value-type="string">
            <text:p>IKEA SAMLA 28x20x14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094.408.39</text:p>
          </table:table-cell>
          <table:table-cell office:value-type="float" office:value="1" calcext:value-type="float">
            <text:p>1</text:p>
          </table:table-cell>
          <table:table-cell table:formula="of:=CEILING([.$D$1]*[.E13]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KEA</text:p>
          </table:table-cell>
          <table:table-cell office:value-type="float" office:value="0" calcext:value-type="float">
            <text:p>0</text:p>
          </table:table-cell>
          <table:table-cell table:formula="of:=IF(CEILING([.$D$1]*[.E13]-[.I13]+[.G13])&gt;=0; CEILING([.$D$1]*[.E13]-[.I13]+[.G13]); 0)" office:value-type="float" office:value="25" calcext:value-type="float">
            <text:p>25</text:p>
          </table:table-cell>
          <table:table-cell table:style-name="ce25" office:value-type="string" calcext:value-type="string">
            <text:p><text:a xlink:href="https://www.ikea.com/dk/da/p/samla-boks-med-lag-transparent-s09440839/" xlink:type="simple">https://www.ikea.com/dk/da/p/samla-boks-med-lag-transparent-s09440839/</text:a></text:p>
          </table:table-cell>
          <table:table-cell office:value-type="currency" office:currency="DKK" office:value="30" calcext:value-type="currency">
            <text:p>kr. 30,00</text:p>
          </table:table-cell>
          <table:table-cell table:formula="of:=[.J13]*[.L13]" office:value-type="currency" office:currency="DKK" office:value="750" calcext:value-type="currency">
            <text:p>kr. 750,00</text:p>
          </table:table-cell>
          <table:table-cell table:formula="of:=[.F13]*[.L13]" office:value-type="currency" office:currency="DKK" office:value="750" calcext:value-type="currency">
            <text:p>kr. 750,00</text:p>
          </table:table-cell>
        </table:table-row>
        <table:table-row table:style-name="ro4">
          <table:table-cell office:value-type="string" calcext:value-type="string">
            <text:p>Castor Wheels</text:p>
          </table:table-cell>
          <table:table-cell office:value-type="string" calcext:value-type="string">
            <text:p>(Substituted with 1.25” diameter) 35mm Foam RC Wheel</text:p>
          </table:table-cell>
          <table:table-cell office:value-type="string" calcext:value-type="string">
            <text:p>Mechanical</text:p>
          </table:table-cell>
          <table:table-cell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 table:formula="of:=CEILING([.$D$1]*[.E14];1)"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liexpress</text:p>
          </table:table-cell>
          <table:table-cell office:value-type="float" office:value="17" calcext:value-type="float">
            <text:p>17</text:p>
          </table:table-cell>
          <table:table-cell table:formula="of:=IF(CEILING([.$D$1]*[.E14]-[.I14]+[.G14])&gt;=0; CEILING([.$D$1]*[.E14]-[.I14]+[.G14]); 0)" office:value-type="float" office:value="50" calcext:value-type="float">
            <text:p>50</text:p>
          </table:table-cell>
          <table:table-cell table:style-name="ce25" office:value-type="string" calcext:value-type="string">
            <text:p><text:a xlink:href="https://www.aliexpress.com/item/4000166982944.html" xlink:type="simple">https://www.aliexpress.com/item/4000166982944.html</text:a></text:p>
          </table:table-cell>
          <table:table-cell table:formula="of:=7.84/2" office:value-type="currency" office:currency="DKK" office:value="3.92" calcext:value-type="currency">
            <text:p>kr. 3,92</text:p>
          </table:table-cell>
          <table:table-cell table:formula="of:=[.J14]*[.L14]" office:value-type="currency" office:currency="DKK" office:value="196" calcext:value-type="currency">
            <text:p>kr. 196,00</text:p>
          </table:table-cell>
          <table:table-cell table:formula="of:=[.F14]*[.L14]" office:value-type="currency" office:currency="DKK" office:value="98" calcext:value-type="currency">
            <text:p>kr. 98,00</text:p>
          </table:table-cell>
        </table:table-row>
        <table:table-row table:style-name="ro4">
          <table:table-cell office:value-type="string" calcext:value-type="string">
            <text:p>3D print (90g) (wheel-60mm, bat+chrg-mount, chassis-part, wheel-mount, axle-mount)</text:p>
          </table:table-cell>
          <table:table-cell office:value-type="string" calcext:value-type="string">
            <text:p>Black PETG 1kg</text:p>
          </table:table-cell>
          <table:table-cell office:value-type="string" calcext:value-type="string">
            <text:p>Mechanical</text:p>
          </table:table-cell>
          <table:table-cell table:style-name="ce38" office:value-type="float" office:value="200701" calcext:value-type="float">
            <text:p>200701</text:p>
          </table:table-cell>
          <table:table-cell table:formula="of:=CEILING((90/1000);0.01)" office:value-type="float" office:value="0.09" calcext:value-type="float">
            <text:p>0.09</text:p>
          </table:table-cell>
          <table:table-cell table:formula="of:=CEILING([.$D$1]*[.E15];1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D Eksperten</text:p>
          </table:table-cell>
          <table:table-cell office:value-type="float" office:value="10" calcext:value-type="float">
            <text:p>10</text:p>
          </table:table-cell>
          <table:table-cell table:formula="of:=IF(CEILING([.$D$1]*[.E15]-[.I15]+[.G15])&gt;=0; CEILING([.$D$1]*[.E15]-[.I15]+[.G15]); 0)" office:value-type="float" office:value="0" calcext:value-type="float">
            <text:p>0</text:p>
          </table:table-cell>
          <table:table-cell table:style-name="ce25" office:value-type="string" calcext:value-type="string">
            <text:p><text:a xlink:href="https://3deksperten.dk/products/solid-black-3de-premium-petg-1-75mm" xlink:type="simple">https://3deksperten.dk/products/solid-black-3de-premium-petg-1-75mm</text:a></text:p>
          </table:table-cell>
          <table:table-cell office:value-type="currency" office:currency="DKK" office:value="169.95" calcext:value-type="currency">
            <text:p>kr. 169,95</text:p>
          </table:table-cell>
          <table:table-cell table:formula="of:=[.J15]*[.L15]" office:value-type="currency" office:currency="DKK" office:value="0" calcext:value-type="currency">
            <text:p>kr. 0,00</text:p>
          </table:table-cell>
          <table:table-cell table:formula="of:=[.F15]*[.L15]" office:value-type="currency" office:currency="DKK" office:value="509.85" calcext:value-type="currency">
            <text:p>kr. 509,85</text:p>
          </table:table-cell>
        </table:table-row>
        <table:table-row table:style-name="ro4">
          <table:table-cell office:value-type="string" calcext:value-type="string">
            <text:p>3D print (14g) (tire-60mm)</text:p>
          </table:table-cell>
          <table:table-cell table:style-name="Default" office:value-type="string" calcext:value-type="string">
            <text:p>Recreus Filaflex 70A</text:p>
          </table:table-cell>
          <table:table-cell office:value-type="string" calcext:value-type="string">
            <text:p>Mechanical</text:p>
          </table:table-cell>
          <table:table-cell office:value-type="string" calcext:value-type="string">
            <text:p>Filaflex 70A</text:p>
          </table:table-cell>
          <table:table-cell table:formula="of:=CEILING((14/500);0.01)" office:value-type="float" office:value="0.03" calcext:value-type="float">
            <text:p>0.03</text:p>
          </table:table-cell>
          <table:table-cell table:formula="of:=CEILING([.$D$1]*[.E16]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creus</text:p>
          </table:table-cell>
          <table:table-cell office:value-type="float" office:value="2" calcext:value-type="float">
            <text:p>2</text:p>
          </table:table-cell>
          <table:table-cell table:formula="of:=IF(CEILING([.$D$1]*[.E16]-[.I16]+[.G16])&gt;=0; CEILING([.$D$1]*[.E16]-[.I16]+[.G16]); 0)" office:value-type="float" office:value="0" calcext:value-type="float">
            <text:p>0</text:p>
          </table:table-cell>
          <table:table-cell table:style-name="ce25" office:value-type="string" calcext:value-type="string">
            <text:p><text:a xlink:href="https://recreus.com/gb/filaments/6-31-filaflex-70a.html#/1-colour-black/2-diameter-175_mm/3-weight-500_gr" xlink:type="simple">https://recreus.com/gb/filaments/6-31-filaflex-70a.html#/1-colour-black/2-diameter-175_mm/3-weight-500_gr</text:a></text:p>
          </table:table-cell>
          <table:table-cell office:value-type="currency" office:currency="DKK" office:value="352.66" calcext:value-type="currency">
            <text:p>kr. 352,66</text:p>
          </table:table-cell>
          <table:table-cell table:formula="of:=[.J16]*[.L16]" office:value-type="currency" office:currency="DKK" office:value="0" calcext:value-type="currency">
            <text:p>kr. 0,00</text:p>
          </table:table-cell>
          <table:table-cell table:formula="of:=[.F16]*[.L16]" office:value-type="currency" office:currency="DKK" office:value="352.66" calcext:value-type="currency">
            <text:p>kr. 352,66</text:p>
          </table:table-cell>
        </table:table-row>
        <table:table-row table:style-name="ro4">
          <table:table-cell office:value-type="string" calcext:value-type="string">
            <text:p>Piano thread (25mm, 33mm)</text:p>
          </table:table-cell>
          <table:table-cell office:value-type="string" calcext:value-type="string">
            <text:p>Pianothread 2 mm x 90 cm (.078)</text:p>
          </table:table-cell>
          <table:table-cell office:value-type="string" calcext:value-type="string">
            <text:p>Mechanical</text:p>
          </table:table-cell>
          <table:table-cell table:style-name="ce38" office:value-type="float" office:value="54505" calcext:value-type="float">
            <text:p>54505</text:p>
          </table:table-cell>
          <table:table-cell table:formula="of:=CEILING((25+33)/900;0.01)" office:value-type="float" office:value="0.07" calcext:value-type="float">
            <text:p>0.07</text:p>
          </table:table-cell>
          <table:table-cell table:formula="of:=CEILING([.$D$1]*[.E17];1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efun</text:p>
          </table:table-cell>
          <table:table-cell office:value-type="float" office:value="0" calcext:value-type="float">
            <text:p>0</text:p>
          </table:table-cell>
          <table:table-cell table:formula="of:=IF(CEILING([.$D$1]*[.E17]-[.I17]+[.G17])&gt;=0; CEILING([.$D$1]*[.E17]-[.I17]+[.G17]); 0)" office:value-type="float" office:value="2" calcext:value-type="float">
            <text:p>2</text:p>
          </table:table-cell>
          <table:table-cell table:style-name="ce25" office:value-type="string" calcext:value-type="string">
            <text:p><text:a xlink:href="https://www.elefun.dk/p/prod.aspx?v=1494" xlink:type="simple">https://www.elefun.dk/p/prod.aspx?v=1494</text:a></text:p>
          </table:table-cell>
          <table:table-cell office:value-type="currency" office:currency="DKK" office:value="13" calcext:value-type="currency">
            <text:p>kr. 13,00</text:p>
          </table:table-cell>
          <table:table-cell table:formula="of:=[.J17]*[.L17]" office:value-type="currency" office:currency="DKK" office:value="26" calcext:value-type="currency">
            <text:p>kr. 26,00</text:p>
          </table:table-cell>
          <table:table-cell table:formula="of:=[.F17]*[.L17]" office:value-type="currency" office:currency="DKK" office:value="26" calcext:value-type="currency">
            <text:p>kr. 26,00</text:p>
          </table:table-cell>
        </table:table-row>
        <table:table-row table:style-name="ro4">
          <table:table-cell office:value-type="string" calcext:value-type="string">
            <text:p>JST connector 3pin</text:p>
          </table:table-cell>
          <table:table-cell office:value-type="string" calcext:value-type="string">
            <text:p>JST-PH-B3B 20cm</text:p>
          </table:table-cell>
          <table:table-cell office:value-type="string" calcext:value-type="string">
            <text:p>Electronics</text:p>
          </table:table-cell>
          <table:table-cell office:value-type="string" calcext:value-type="string">
            <text:p>B2B-PH-K</text:p>
          </table:table-cell>
          <table:table-cell office:value-type="float" office:value="2" calcext:value-type="float">
            <text:p>2</text:p>
          </table:table-cell>
          <table:table-cell table:formula="of:=CEILING([.$D$1]*[.E18];1)"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liexpress</text:p>
          </table:table-cell>
          <table:table-cell office:value-type="float" office:value="0" calcext:value-type="float">
            <text:p>0</text:p>
          </table:table-cell>
          <table:table-cell table:formula="of:=IF(CEILING([.$D$1]*[.E18]-[.I18]+[.G18])&gt;=0; CEILING([.$D$1]*[.E18]-[.I18]+[.G18]); 0)" office:value-type="float" office:value="60" calcext:value-type="float">
            <text:p>60</text:p>
          </table:table-cell>
          <table:table-cell table:style-name="ce25" office:value-type="string" calcext:value-type="string">
            <text:p><text:a xlink:href="https://www.aliexpress.com/item/1005002693344052.html" xlink:type="simple">https://www.aliexpress.com/item/1005002693344052.html</text:a></text:p>
          </table:table-cell>
          <table:table-cell table:formula="of:=16.88/10" office:value-type="currency" office:currency="DKK" office:value="1.688" calcext:value-type="currency">
            <text:p>kr. 1,69</text:p>
          </table:table-cell>
          <table:table-cell table:formula="of:=[.J18]*[.L18]" office:value-type="currency" office:currency="DKK" office:value="101.28" calcext:value-type="currency">
            <text:p>kr. 101,28</text:p>
          </table:table-cell>
          <table:table-cell table:formula="of:=[.F18]*[.L18]" office:value-type="currency" office:currency="DKK" office:value="84.4" calcext:value-type="currency">
            <text:p>kr. 84,40</text:p>
          </table:table-cell>
        </table:table-row>
        <table:table-row table:style-name="ro4">
          <table:table-cell office:value-type="string" calcext:value-type="string">
            <text:p>Ribbon cable 30cm</text:p>
          </table:table-cell>
          <table:table-cell office:value-type="string" calcext:value-type="string">
            <text:p>30m 4 pin Speedbloc IDC Ribbon Cable</text:p>
          </table:table-cell>
          <table:table-cell office:value-type="string" calcext:value-type="string">
            <text:p>Electronics</text:p>
          </table:table-cell>
          <table:table-cell office:value-type="string" calcext:value-type="string">
            <text:p>360-093</text:p>
          </table:table-cell>
          <table:table-cell office:value-type="float" office:value="0.01" calcext:value-type="float">
            <text:p>0.01</text:p>
          </table:table-cell>
          <table:table-cell table:formula="of:=CEILING([.$D$1]*[.E19]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S-Components</text:p>
          </table:table-cell>
          <table:table-cell office:value-type="float" office:value="0.8" calcext:value-type="float">
            <text:p>0.8</text:p>
          </table:table-cell>
          <table:table-cell table:formula="of:=IF(CEILING([.$D$1]*[.E19]-[.I19]+[.G19])&gt;=0; CEILING([.$D$1]*[.E19]-[.I19]+[.G19]); 0)" office:value-type="float" office:value="-0" calcext:value-type="float">
            <text:p>0</text:p>
          </table:table-cell>
          <table:table-cell table:style-name="ce25" office:value-type="string" calcext:value-type="string">
            <text:p><text:a xlink:href="https://dk.rs-online.com/web/p/fladkabel/0360093" xlink:type="simple">https://dk.rs-online.com/web/p/fladkabel/0360093</text:a></text:p>
          </table:table-cell>
          <table:table-cell office:value-type="currency" office:currency="DKK" office:value="295.84" calcext:value-type="currency">
            <text:p>kr. 295,84</text:p>
          </table:table-cell>
          <table:table-cell table:formula="of:=[.J19]*[.L19]" office:value-type="currency" office:currency="DKK" office:value="-0" calcext:value-type="currency">
            <text:p>kr. 0,00</text:p>
          </table:table-cell>
          <table:table-cell table:formula="of:=[.F19]*[.L19]" office:value-type="currency" office:currency="DKK" office:value="295.84" calcext:value-type="currency">
            <text:p>kr. 295,84</text:p>
          </table:table-cell>
        </table:table-row>
        <table:table-row table:style-name="ro4">
          <table:table-cell office:value-type="string" calcext:value-type="string">
            <text:p>3x2 shrouded connector</text:p>
          </table:table-cell>
          <table:table-cell office:value-type="string" calcext:value-type="string">
            <text:p>Amphenol, T812, IDC-stik, Lige, 6-Polet Hun, 2 Rækker, Pitch: 2.54mm</text:p>
          </table:table-cell>
          <table:table-cell office:value-type="string" calcext:value-type="string">
            <text:p>Electronics</text:p>
          </table:table-cell>
          <table:table-cell office:value-type="string" calcext:value-type="string">
            <text:p>T812106A100CEU</text:p>
          </table:table-cell>
          <table:table-cell office:value-type="float" office:value="1" calcext:value-type="float">
            <text:p>1</text:p>
          </table:table-cell>
          <table:table-cell table:formula="of:=CEILING([.$D$1]*[.E20]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S-Components</text:p>
          </table:table-cell>
          <table:table-cell office:value-type="float" office:value="0" calcext:value-type="float">
            <text:p>0</text:p>
          </table:table-cell>
          <table:table-cell table:formula="of:=IF(CEILING([.$D$1]*[.E20]-[.I20]+[.G20])&gt;=0; CEILING([.$D$1]*[.E20]-[.I20]+[.G20]); 0)" office:value-type="float" office:value="25" calcext:value-type="float">
            <text:p>25</text:p>
          </table:table-cell>
          <table:table-cell table:style-name="ce25" office:value-type="string" calcext:value-type="string">
            <text:p><text:a xlink:href="https://dk.rs-online.com/web/p/idc-stik/8323613" xlink:type="simple">https://dk.rs-online.com/web/p/idc-stik/8323613</text:a></text:p>
          </table:table-cell>
          <table:table-cell office:value-type="currency" office:currency="DKK" office:value="11.39" calcext:value-type="currency">
            <text:p>kr. 11,39</text:p>
          </table:table-cell>
          <table:table-cell table:formula="of:=[.J20]*[.L20]" office:value-type="currency" office:currency="DKK" office:value="284.75" calcext:value-type="currency">
            <text:p>kr. 284,75</text:p>
          </table:table-cell>
          <table:table-cell table:formula="of:=[.F20]*[.L20]" office:value-type="currency" office:currency="DKK" office:value="284.75" calcext:value-type="currency">
            <text:p>kr. 284,75</text:p>
          </table:table-cell>
        </table:table-row>
        <table:table-row table:style-name="ro4">
          <table:table-cell office:value-type="string" calcext:value-type="string">
            <text:p>Plastic screw 2,2x6 countersunk</text:p>
          </table:table-cell>
          <table:table-cell table:style-name="Default" office:value-type="string" calcext:value-type="string">
            <text:p>Plastic, 2.2x6 (8), countersunk, pozi</text:p>
          </table:table-cell>
          <table:table-cell office:value-type="string" calcext:value-type="string">
            <text:p>Mechanical</text:p>
          </table:table-cell>
          <table:table-cell table:style-name="ce38" office:value-type="float" office:value="3034248" calcext:value-type="float">
            <text:p>3034248</text:p>
          </table:table-cell>
          <table:table-cell office:value-type="float" office:value="2" calcext:value-type="float">
            <text:p>2</text:p>
          </table:table-cell>
          <table:table-cell table:formula="of:=CEILING([.$D$1]*[.E21];1)"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TME</text:p>
          </table:table-cell>
          <table:table-cell office:value-type="float" office:value="300" calcext:value-type="float">
            <text:p>300</text:p>
          </table:table-cell>
          <table:table-cell table:formula="of:=IF(CEILING([.$D$1]*[.E21]-[.I21]+[.G21])&gt;=0; CEILING([.$D$1]*[.E21]-[.I21]+[.G21]); 0)" office:value-type="float" office:value="0" calcext:value-type="float">
            <text:p>0</text:p>
          </table:table-cell>
          <table:table-cell table:style-name="ce45" office:value-type="string" calcext:value-type="string">
            <text:p><text:a xlink:href="https://www.tme.eu/dk/en/details/b2.2x6_bn82427/screws/bossard/3034248/" xlink:type="simple">https://www.tme.eu/dk/en/details/b2.2x6_bn82427/screws/bossard/3034248/</text:a></text:p>
          </table:table-cell>
          <table:table-cell office:value-type="currency" office:currency="DKK" office:value="0.1593" calcext:value-type="currency">
            <text:p>kr. 0,16</text:p>
          </table:table-cell>
          <table:table-cell table:formula="of:=[.J21]*[.L21]" office:value-type="currency" office:currency="DKK" office:value="0" calcext:value-type="currency">
            <text:p>kr. 0,00</text:p>
          </table:table-cell>
          <table:table-cell table:formula="of:=[.F21]*[.L21]" office:value-type="currency" office:currency="DKK" office:value="7.965" calcext:value-type="currency">
            <text:p>kr. 7,97</text:p>
          </table:table-cell>
        </table:table-row>
        <table:table-row table:style-name="ro4">
          <table:table-cell office:value-type="string" calcext:value-type="string">
            <text:p>Plastic screw 2,2x6 pan head</text:p>
          </table:table-cell>
          <table:table-cell table:style-name="Default" office:value-type="string" calcext:value-type="string">
            <text:p>Plastic, 2.2x6, pan head, pozi </text:p>
          </table:table-cell>
          <table:table-cell office:value-type="string" calcext:value-type="string">
            <text:p>Mechanical</text:p>
          </table:table-cell>
          <table:table-cell table:style-name="ce38" office:value-type="float" office:value="3772863" calcext:value-type="float">
            <text:p>3772863</text:p>
          </table:table-cell>
          <table:table-cell office:value-type="float" office:value="8" calcext:value-type="float">
            <text:p>8</text:p>
          </table:table-cell>
          <table:table-cell table:formula="of:=CEILING([.$D$1]*[.E22];1)" office:value-type="float" office:value="200" calcext:value-type="float">
            <text:p>2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ME</text:p>
          </table:table-cell>
          <table:table-cell office:value-type="float" office:value="250" calcext:value-type="float">
            <text:p>250</text:p>
          </table:table-cell>
          <table:table-cell table:formula="of:=IF(CEILING([.$D$1]*[.E22]-[.I22]+[.G22])&gt;=0; CEILING([.$D$1]*[.E22]-[.I22]+[.G22]); 0)" office:value-type="float" office:value="0" calcext:value-type="float">
            <text:p>0</text:p>
          </table:table-cell>
          <table:table-cell table:style-name="ce46" office:value-type="string" calcext:value-type="string">
            <text:p><text:a xlink:href="https://www.tme.eu/dk/en/details/b2.2x6_bn82429/screws/bossard/3772863/" xlink:type="simple">https://www.tme.eu/dk/en/details/b2.2x6_bn82429/screws/bossard/3772863/</text:a></text:p>
          </table:table-cell>
          <table:table-cell office:value-type="currency" office:currency="DKK" office:value="0.46" calcext:value-type="currency">
            <text:p>kr. 0,46</text:p>
          </table:table-cell>
          <table:table-cell table:formula="of:=[.J22]*[.L22]" office:value-type="currency" office:currency="DKK" office:value="0" calcext:value-type="currency">
            <text:p>kr. 0,00</text:p>
          </table:table-cell>
          <table:table-cell table:formula="of:=[.F22]*[.L22]" office:value-type="currency" office:currency="DKK" office:value="92" calcext:value-type="currency">
            <text:p>kr. 92,00</text:p>
          </table:table-cell>
        </table:table-row>
        <table:table-row table:style-name="ro4">
          <table:table-cell office:value-type="string" calcext:value-type="string">
            <text:p>Machine screw M3x14 pan head</text:p>
          </table:table-cell>
          <table:table-cell table:style-name="Default" office:value-type="string" calcext:value-type="string">
            <text:p>Machine, M3x14, pan head, pozi</text:p>
          </table:table-cell>
          <table:table-cell office:value-type="string" calcext:value-type="string">
            <text:p>Mechanical</text:p>
          </table:table-cell>
          <table:table-cell table:style-name="ce38" office:value-type="float" office:value="1538632" calcext:value-type="float">
            <text:p>1538632</text:p>
          </table:table-cell>
          <table:table-cell office:value-type="float" office:value="14" calcext:value-type="float">
            <text:p>14</text:p>
          </table:table-cell>
          <table:table-cell table:formula="of:=CEILING([.$D$1]*[.E23];1)" office:value-type="float" office:value="350" calcext:value-type="float">
            <text:p>3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ME</text:p>
          </table:table-cell>
          <table:table-cell office:value-type="float" office:value="350" calcext:value-type="float">
            <text:p>350</text:p>
          </table:table-cell>
          <table:table-cell table:formula="of:=IF(CEILING([.$D$1]*[.E23]-[.I23]+[.G23])&gt;=0; CEILING([.$D$1]*[.E23]-[.I23]+[.G23]); 0)" office:value-type="float" office:value="0" calcext:value-type="float">
            <text:p>0</text:p>
          </table:table-cell>
          <table:table-cell table:style-name="ce46" office:value-type="string" calcext:value-type="string">
            <text:p><text:a xlink:href="https://www.tme.eu/dk/en/details/b3x14_bn3334/bolts/bossard/1538632/" xlink:type="simple">https://www.tme.eu/dk/en/details/b3x14_bn3334/bolts/bossard/1538632/</text:a></text:p>
          </table:table-cell>
          <table:table-cell office:value-type="currency" office:currency="DKK" office:value="0.1236" calcext:value-type="currency">
            <text:p>kr. 0,12</text:p>
          </table:table-cell>
          <table:table-cell table:formula="of:=[.J23]*[.L23]" office:value-type="currency" office:currency="DKK" office:value="0" calcext:value-type="currency">
            <text:p>kr. 0,00</text:p>
          </table:table-cell>
          <table:table-cell table:formula="of:=[.F23]*[.L23]" office:value-type="currency" office:currency="DKK" office:value="43.26" calcext:value-type="currency">
            <text:p>kr. 43,26</text:p>
          </table:table-cell>
        </table:table-row>
        <table:table-row table:style-name="ro4">
          <table:table-cell office:value-type="string" calcext:value-type="string">
            <text:p>Machine M3-nut</text:p>
          </table:table-cell>
          <table:table-cell table:style-name="Default" office:value-type="string" calcext:value-type="string">
            <text:p>Machine, M3-nut, self, retain</text:p>
          </table:table-cell>
          <table:table-cell office:value-type="string" calcext:value-type="string">
            <text:p>Mechanical</text:p>
          </table:table-cell>
          <table:table-cell office:value-type="string" calcext:value-type="string">
            <text:p>M3/D985-A2</text:p>
          </table:table-cell>
          <table:table-cell office:value-type="float" office:value="22" calcext:value-type="float">
            <text:p>22</text:p>
          </table:table-cell>
          <table:table-cell table:formula="of:=CEILING([.$D$1]*[.E24];1)" office:value-type="float" office:value="550" calcext:value-type="float">
            <text:p>5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ME</text:p>
          </table:table-cell>
          <table:table-cell office:value-type="float" office:value="550" calcext:value-type="float">
            <text:p>550</text:p>
          </table:table-cell>
          <table:table-cell table:formula="of:=IF(CEILING([.$D$1]*[.E24]-[.I24]+[.G24])&gt;=0; CEILING([.$D$1]*[.E24]-[.I24]+[.G24]); 0)" office:value-type="float" office:value="0" calcext:value-type="float">
            <text:p>0</text:p>
          </table:table-cell>
          <table:table-cell table:style-name="ce46" office:value-type="string" calcext:value-type="string">
            <text:p><text:a xlink:href="https://www.tme.eu/dk/en/details/m3_d985-a2/nuts/kraftberg/" xlink:type="simple">https://www.tme.eu/dk/en/details/m3_d985-a2/nuts/kraftberg/</text:a></text:p>
          </table:table-cell>
          <table:table-cell office:value-type="currency" office:currency="DKK" office:value="0.1181" calcext:value-type="currency">
            <text:p>kr. 0,12</text:p>
          </table:table-cell>
          <table:table-cell table:formula="of:=[.J24]*[.L24]" office:value-type="currency" office:currency="DKK" office:value="0" calcext:value-type="currency">
            <text:p>kr. 0,00</text:p>
          </table:table-cell>
          <table:table-cell table:formula="of:=[.F24]*[.L24]" office:value-type="currency" office:currency="DKK" office:value="64.955" calcext:value-type="currency">
            <text:p>kr. 64,96</text:p>
          </table:table-cell>
        </table:table-row>
        <table:table-row table:style-name="ro4">
          <table:table-cell/>
          <table:table-cell table:style-name="Default"/>
          <table:table-cell/>
          <table:table-cell table:style-name="Default"/>
          <table:table-cell table:number-columns-repeated="5"/>
          <table:table-cell table:style-name="Default"/>
          <table:table-cell/>
          <table:table-cell table:style-name="Default" table:number-columns-repeated="2"/>
          <table:table-cell/>
        </table:table-row>
        <table:table-row table:style-name="ro4">
          <table:table-cell/>
          <table:table-cell table:style-name="Default"/>
          <table:table-cell/>
          <table:table-cell table:style-name="Default"/>
          <table:table-cell table:number-columns-repeated="5"/>
          <table:table-cell table:style-name="Default"/>
          <table:table-cell/>
          <table:table-cell table:style-name="Default" office:value-type="string" calcext:value-type="string">
            <text:p>Total</text:p>
          </table:table-cell>
          <table:table-cell table:style-name="ce18" table:formula="of:=SUM([.M4:.M24])" office:value-type="currency" office:currency="DKK" office:value="18005.88" calcext:value-type="currency">
            <text:p>kr. 18.005,88</text:p>
          </table:table-cell>
          <table:table-cell table:style-name="ce18" table:formula="of:=SUM([.N4:.N24])" office:value-type="currency" office:currency="DKK" office:value="35644.38" calcext:value-type="currency">
            <text:p>kr. 35.644,38</text:p>
          </table:table-cell>
        </table:table-row>
        <table:table-row table:style-name="ro4">
          <table:table-cell/>
          <table:table-cell table:style-name="Default"/>
          <table:table-cell/>
          <table:table-cell table:style-name="Default"/>
          <table:table-cell table:number-columns-repeated="5"/>
          <table:table-cell table:style-name="Default"/>
          <table:table-cell/>
          <table:table-cell table:style-name="Default" office:value-type="string" calcext:value-type="string">
            <text:p>Total cost per regbot</text:p>
          </table:table-cell>
          <table:table-cell table:style-name="Default"/>
          <table:table-cell table:style-name="ce19" table:formula="of:=[.N26]/[.D1]" office:value-type="currency" office:currency="DKK" office:value="1425.7752" calcext:value-type="currency">
            <text:p>kr. 1.425,78</text:p>
          </table:table-cell>
        </table:table-row>
        <table:table-row table:style-name="ro4" table:number-rows-repeated="4">
          <table:table-cell/>
          <table:table-cell table:style-name="Default"/>
          <table:table-cell/>
          <table:table-cell table:style-name="Default"/>
          <table:table-cell table:number-columns-repeated="5"/>
          <table:table-cell table:style-name="Default"/>
          <table:table-cell/>
          <table:table-cell table:style-name="Default" table:number-columns-repeated="2"/>
          <table:table-cell/>
        </table:table-row>
        <table:table-row table:style-name="ro4">
          <table:table-cell table:number-columns-repeated="9"/>
          <table:table-cell table:style-name="ce16"/>
          <table:table-cell table:number-columns-repeated="4"/>
        </table:table-row>
        <table:table-row table:style-name="ro3" table:number-rows-repeated="5">
          <table:table-cell table:number-columns-repeated="9"/>
          <table:table-cell table:style-name="ce16"/>
          <table:table-cell table:number-columns-repeated="4"/>
        </table:table-row>
        <table:table-row table:style-name="ro4" table:number-rows-repeated="3">
          <table:table-cell table:number-columns-repeated="9"/>
          <table:table-cell table:style-name="ce16"/>
          <table:table-cell table:number-columns-repeated="4"/>
        </table:table-row>
        <table:table-row table:style-name="ro4">
          <table:table-cell table:number-columns-repeated="3"/>
          <table:table-cell table:style-name="ce7"/>
          <table:table-cell table:number-columns-repeated="5"/>
          <table:table-cell table:style-name="ce16"/>
          <table:table-cell table:number-columns-repeated="4"/>
        </table:table-row>
        <table:table-row table:style-name="ro4" table:number-rows-repeated="2">
          <table:table-cell table:number-columns-repeated="9"/>
          <table:table-cell table:style-name="ce16"/>
          <table:table-cell table:number-columns-repeated="4"/>
        </table:table-row>
        <table:table-row table:style-name="ro3">
          <table:table-cell table:number-columns-repeated="9"/>
          <table:table-cell table:style-name="ce16"/>
          <table:table-cell table:number-columns-repeated="4"/>
        </table:table-row>
        <table:table-row table:style-name="ro3">
          <table:table-cell table:number-columns-repeated="9"/>
          <table:table-cell table:style-name="ce16"/>
          <table:table-cell table:number-columns-repeated="4"/>
        </table:table-row>
        <calcext:conditional-formats>
          <calcext:conditional-format calcext:target-range-address="List.K4:List.K20 List.J4:List.J24">
            <calcext:condition calcext:apply-style-name="Green" calcext:value="&lt;=0" calcext:base-cell-address="List.J4"/>
            <calcext:condition calcext:apply-style-name="Red" calcext:value="&gt;0" calcext:base-cell-address="List.J4"/>
          </calcext:conditional-format>
        </calcext:conditional-formats>
      </table:table>
      <table:table table:name="Pivot Table" table:style-name="ta1">
        <table:table-column table:style-name="co11" table:default-cell-style-name="ce79"/>
        <table:table-column table:style-name="co11" table:default-cell-style-name="ce85"/>
        <table:table-column table:style-name="co15" table:default-cell-style-name="ce87"/>
        <table:table-column table:style-name="co11" table:default-cell-style-name="ce89"/>
        <table:table-column table:style-name="co11" table:default-cell-style-name="ce87"/>
        <table:table-column table:style-name="co11" table:default-cell-style-name="ce91"/>
        <table:table-column table:style-name="co16" table:default-cell-style-name="ce87"/>
        <table:table-column table:style-name="co17" table:default-cell-style-name="ce95"/>
        <table:table-row table:style-name="ro3">
          <table:table-cell table:style-name="ce77" office:value-type="string" calcext:value-type="string">
            <text:p>Supplier</text:p>
          </table:table-cell>
          <table:table-cell table:style-name="ce83" office:value-type="string" calcext:value-type="string">
            <text:p>Type</text:p>
          </table:table-cell>
          <table:table-cell table:style-name="ce83" office:value-type="string" calcext:value-type="string">
            <text:p>Desc/value</text:p>
          </table:table-cell>
          <table:table-cell table:style-name="ce83" office:value-type="string" calcext:value-type="string">
            <text:p>Part name</text:p>
          </table:table-cell>
          <table:table-cell table:style-name="ce83" office:value-type="string" calcext:value-type="string">
            <text:p>Need</text:p>
          </table:table-cell>
          <table:table-cell table:style-name="ce83" office:value-type="string" calcext:value-type="string">
            <text:p>Price</text:p>
          </table:table-cell>
          <table:table-cell table:style-name="ce83" office:value-type="string" calcext:value-type="string">
            <text:p>Link</text:p>
          </table:table-cell>
          <table:table-cell table:style-name="ce94" office:value-type="string" calcext:value-type="string">
            <text:p>Sum - Subtotal</text:p>
          </table:table-cell>
        </table:table-row>
        <table:table-row table:style-name="ro3">
          <table:table-cell table:style-name="ce78" office:value-type="string" calcext:value-type="string">
            <text:p>Aliexpress</text:p>
          </table:table-cell>
          <table:table-cell table:style-name="ce84" office:value-type="string" calcext:value-type="string">
            <text:p>Electronics</text:p>
          </table:table-cell>
          <table:table-cell office:value-type="string" calcext:value-type="string">
            <text:p>30cm Micro-USB 5pin Micro USB 2.0 Male to USB 2.0 B Type Female</text:p>
          </table:table-cell>
          <table:table-cell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office:value-type="currency" office:currency="DKK" office:value="18.72" calcext:value-type="currency">
            <text:p>kr. 18,72</text:p>
          </table:table-cell>
          <table:table-cell office:value-type="string" calcext:value-type="string">
            <text:p>https://www.aliexpress.com/item/1005002435027168.html</text:p>
          </table:table-cell>
          <table:table-cell office:value-type="currency" office:currency="DKK" office:value="468" calcext:value-type="currency">
            <text:p>kr. 468,00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6V 620RPM</text:p>
          </table:table-cell>
          <table:table-cell office:value-type="string" calcext:value-type="string">
            <text:p>JGA25-370</text:p>
          </table:table-cell>
          <table:table-cell office:value-type="float" office:value="60" calcext:value-type="float">
            <text:p>60</text:p>
          </table:table-cell>
          <table:table-cell office:value-type="currency" office:currency="DKK" office:value="61.27" calcext:value-type="currency">
            <text:p>kr. 61,27</text:p>
          </table:table-cell>
          <table:table-cell office:value-type="string" calcext:value-type="string">
            <text:p>https://www.aliexpress.com/item/4001286770644.html</text:p>
          </table:table-cell>
          <table:table-cell office:value-type="currency" office:currency="DKK" office:value="3676.2" calcext:value-type="currency">
            <text:p>kr. 3.676,20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IMAX RC B3 Pro Compact B3AC</text:p>
          </table:table-cell>
          <table:table-cell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office:value-type="currency" office:currency="DKK" office:value="105.34" calcext:value-type="currency">
            <text:p>kr. 105,34</text:p>
          </table:table-cell>
          <table:table-cell office:value-type="string" calcext:value-type="string">
            <text:p>https://www.aliexpress.com/item/4000902223693.html</text:p>
          </table:table-cell>
          <table:table-cell office:value-type="currency" office:currency="DKK" office:value="3160.2" calcext:value-type="currency">
            <text:p>kr. 3.160,20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JST-PH-B3B 20cm</text:p>
          </table:table-cell>
          <table:table-cell office:value-type="string" calcext:value-type="string">
            <text:p>B2B-PH-K</text:p>
          </table:table-cell>
          <table:table-cell office:value-type="float" office:value="60" calcext:value-type="float">
            <text:p>60</text:p>
          </table:table-cell>
          <table:table-cell office:value-type="currency" office:currency="DKK" office:value="1.688" calcext:value-type="currency">
            <text:p>kr. 1,69</text:p>
          </table:table-cell>
          <table:table-cell office:value-type="string" calcext:value-type="string">
            <text:p>https://www.aliexpress.com/item/1005002693344052.html</text:p>
          </table:table-cell>
          <table:table-cell office:value-type="currency" office:currency="DKK" office:value="101.28" calcext:value-type="currency">
            <text:p>kr. 101,28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Limskey 3s 11.1V 1500mAh 72.00*35.50*21mm</text:p>
          </table:table-cell>
          <table:table-cell office:value-type="string" calcext:value-type="string">
            <text:p>N/A</text:p>
          </table:table-cell>
          <table:table-cell office:value-type="float" office:value="35" calcext:value-type="float">
            <text:p>35</text:p>
          </table:table-cell>
          <table:table-cell office:value-type="currency" office:currency="DKK" office:value="133.69" calcext:value-type="currency">
            <text:p>kr. 133,69</text:p>
          </table:table-cell>
          <table:table-cell office:value-type="string" calcext:value-type="string">
            <text:p>https://www.aliexpress.com/item/4001211447586.html</text:p>
          </table:table-cell>
          <table:table-cell office:value-type="currency" office:currency="DKK" office:value="4679.15" calcext:value-type="currency">
            <text:p>kr. 4.679,15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MPU9250 + BMP280</text:p>
          </table:table-cell>
          <table:table-cell office:value-type="string" calcext:value-type="string">
            <text:p>MPU9250</text:p>
          </table:table-cell>
          <table:table-cell office:value-type="float" office:value="30" calcext:value-type="float">
            <text:p>30</text:p>
          </table:table-cell>
          <table:table-cell office:value-type="currency" office:currency="DKK" office:value="51.25" calcext:value-type="currency">
            <text:p>kr. 51,25</text:p>
          </table:table-cell>
          <table:table-cell office:value-type="string" calcext:value-type="string">
            <text:p>https://www.aliexpress.com/item/1005004525550587.html</text:p>
          </table:table-cell>
          <table:table-cell office:value-type="currency" office:currency="DKK" office:value="1537.5" calcext:value-type="currency">
            <text:p>kr. 1.537,50</text:p>
          </table:table-cell>
        </table:table-row>
        <table:table-row table:style-name="ro3">
          <table:table-cell/>
          <table:table-cell table:style-name="ce86"/>
          <table:table-cell office:value-type="string" calcext:value-type="string">
            <text:p>Sharp IR distance sensor</text:p>
          </table:table-cell>
          <table:table-cell office:value-type="string" calcext:value-type="string">
            <text:p>GP2Y0A21YK0F</text:p>
          </table:table-cell>
          <table:table-cell office:value-type="float" office:value="60" calcext:value-type="float">
            <text:p>60</text:p>
          </table:table-cell>
          <table:table-cell office:value-type="currency" office:currency="DKK" office:value="37.53" calcext:value-type="currency">
            <text:p>kr. 37,53</text:p>
          </table:table-cell>
          <table:table-cell office:value-type="string" calcext:value-type="string">
            <text:p>https://www.aliexpress.com/item/32999674875.html</text:p>
          </table:table-cell>
          <table:table-cell office:value-type="currency" office:currency="DKK" office:value="2251.8" calcext:value-type="currency">
            <text:p>kr. 2.251,80</text:p>
          </table:table-cell>
        </table:table-row>
        <table:table-row table:style-name="ro3">
          <table:table-cell table:style-name="ce80"/>
          <table:table-cell table:style-name="ce87" office:value-type="string" calcext:value-type="string">
            <text:p>Mechanical</text:p>
          </table:table-cell>
          <table:table-cell office:value-type="string" calcext:value-type="string">
            <text:p>(Substituted with 1.25” diameter) 35mm Foam RC Wheel</text:p>
          </table:table-cell>
          <table:table-cell office:value-type="string" calcext:value-type="string">
            <text:p>N/A</text:p>
          </table:table-cell>
          <table:table-cell office:value-type="float" office:value="50" calcext:value-type="float">
            <text:p>50</text:p>
          </table:table-cell>
          <table:table-cell office:value-type="currency" office:currency="DKK" office:value="3.92" calcext:value-type="currency">
            <text:p>kr. 3,92</text:p>
          </table:table-cell>
          <table:table-cell office:value-type="string" calcext:value-type="string">
            <text:p>https://www.aliexpress.com/item/4000166982944.html</text:p>
          </table:table-cell>
          <table:table-cell office:value-type="currency" office:currency="DKK" office:value="196" calcext:value-type="currency">
            <text:p>kr. 196,00</text:p>
          </table:table-cell>
        </table:table-row>
        <table:table-row table:style-name="ro3">
          <table:table-cell table:style-name="ce81" office:value-type="string" calcext:value-type="string">
            <text:p>AV-Cables</text:p>
          </table:table-cell>
          <table:table-cell table:style-name="ce87" office:value-type="string" calcext:value-type="string">
            <text:p>Electronics</text:p>
          </table:table-cell>
          <table:table-cell office:value-type="string" calcext:value-type="string">
            <text:p>USB kabel 2.0 - USB-A han / USB-B han - 1.8 m</text:p>
          </table:table-cell>
          <table:table-cell office:value-type="float" office:value="922" calcext:value-type="float">
            <text:p>922</text:p>
          </table:table-cell>
          <table:table-cell office:value-type="float" office:value="25" calcext:value-type="float">
            <text:p>25</text:p>
          </table:table-cell>
          <table:table-cell office:value-type="currency" office:currency="DKK" office:value="35" calcext:value-type="currency">
            <text:p>kr. 35,00</text:p>
          </table:table-cell>
          <table:table-cell office:value-type="string" calcext:value-type="string">
            <text:p>https://www.av-cables.dk/usb-a-usb-b-kabel/usb-kabel-2-0-usb-a-han-usb-b-han-1-8-m.html</text:p>
          </table:table-cell>
          <table:table-cell office:value-type="currency" office:currency="DKK" office:value="875" calcext:value-type="currency">
            <text:p>kr. 875,00</text:p>
          </table:table-cell>
        </table:table-row>
        <table:table-row table:style-name="ro3">
          <table:table-cell table:style-name="ce81" office:value-type="string" calcext:value-type="string">
            <text:p>Elefun</text:p>
          </table:table-cell>
          <table:table-cell table:style-name="ce87" office:value-type="string" calcext:value-type="string">
            <text:p>Mechanical</text:p>
          </table:table-cell>
          <table:table-cell office:value-type="string" calcext:value-type="string">
            <text:p>Pianothread 2 mm x 90 cm (.078)</text:p>
          </table:table-cell>
          <table:table-cell office:value-type="float" office:value="54505" calcext:value-type="float">
            <text:p>54505</text:p>
          </table:table-cell>
          <table:table-cell office:value-type="float" office:value="2" calcext:value-type="float">
            <text:p>2</text:p>
          </table:table-cell>
          <table:table-cell office:value-type="currency" office:currency="DKK" office:value="13" calcext:value-type="currency">
            <text:p>kr. 13,00</text:p>
          </table:table-cell>
          <table:table-cell office:value-type="string" calcext:value-type="string">
            <text:p>https://www.elefun.dk/p/prod.aspx?v=1494</text:p>
          </table:table-cell>
          <table:table-cell office:value-type="currency" office:currency="DKK" office:value="26" calcext:value-type="currency">
            <text:p>kr. 26,00</text:p>
          </table:table-cell>
        </table:table-row>
        <table:table-row table:style-name="ro3">
          <table:table-cell table:style-name="ce81" office:value-type="string" calcext:value-type="string">
            <text:p>IKEA</text:p>
          </table:table-cell>
          <table:table-cell table:style-name="ce87" office:value-type="string" calcext:value-type="string">
            <text:p>Other</text:p>
          </table:table-cell>
          <table:table-cell office:value-type="string" calcext:value-type="string">
            <text:p>IKEA SAMLA 28x20x14</text:p>
          </table:table-cell>
          <table:table-cell office:value-type="string" calcext:value-type="string">
            <text:p>094.408.39</text:p>
          </table:table-cell>
          <table:table-cell office:value-type="float" office:value="25" calcext:value-type="float">
            <text:p>25</text:p>
          </table:table-cell>
          <table:table-cell office:value-type="currency" office:currency="DKK" office:value="30" calcext:value-type="currency">
            <text:p>kr. 30,00</text:p>
          </table:table-cell>
          <table:table-cell office:value-type="string" calcext:value-type="string">
            <text:p>https://www.ikea.com/dk/da/p/samla-boks-med-lag-transparent-s09440839/</text:p>
          </table:table-cell>
          <table:table-cell office:value-type="currency" office:currency="DKK" office:value="750" calcext:value-type="currency">
            <text:p>kr. 750,00</text:p>
          </table:table-cell>
        </table:table-row>
        <table:table-row table:style-name="ro3">
          <table:table-cell table:style-name="ce81" office:value-type="string" calcext:value-type="string">
            <text:p>RS-Components</text:p>
          </table:table-cell>
          <table:table-cell table:style-name="ce87" office:value-type="string" calcext:value-type="string">
            <text:p>Electronics</text:p>
          </table:table-cell>
          <table:table-cell office:value-type="string" calcext:value-type="string">
            <text:p>Amphenol, T812, IDC-stik, Lige, 6-Polet Hun, 2 Rækker, Pitch: 2.54mm</text:p>
          </table:table-cell>
          <table:table-cell office:value-type="string" calcext:value-type="string">
            <text:p>T812106A100CEU</text:p>
          </table:table-cell>
          <table:table-cell office:value-type="float" office:value="25" calcext:value-type="float">
            <text:p>25</text:p>
          </table:table-cell>
          <table:table-cell office:value-type="currency" office:currency="DKK" office:value="11.39" calcext:value-type="currency">
            <text:p>kr. 11,39</text:p>
          </table:table-cell>
          <table:table-cell office:value-type="string" calcext:value-type="string">
            <text:p>https://dk.rs-online.com/web/p/idc-stik/8323613</text:p>
          </table:table-cell>
          <table:table-cell office:value-type="currency" office:currency="DKK" office:value="284.75" calcext:value-type="currency">
            <text:p>kr. 284,75</text:p>
          </table:table-cell>
        </table:table-row>
        <table:table-row table:style-name="ro3">
          <table:table-cell table:style-name="ce82" office:value-type="string" calcext:value-type="string">
            <text:p>Total Result</text:p>
          </table:table-cell>
          <table:table-cell table:style-name="ce88" table:number-columns-repeated="2"/>
          <table:table-cell table:style-name="ce90"/>
          <table:table-cell table:style-name="ce88"/>
          <table:table-cell table:style-name="ce92"/>
          <table:table-cell table:style-name="ce93"/>
          <table:table-cell table:style-name="ce96" office:value-type="currency" office:currency="DKK" office:value="18005.88" calcext:value-type="currency">
            <text:p>kr. 18.005,88</text:p>
          </table:table-cell>
        </table:table-row>
      </table:table>
      <table:named-expressions/>
      <table:database-ranges>
        <table:database-range table:name="__Anonymous_Sheet_DB__0" table:target-range-address="List.A4:List.J40" table:contains-header="false">
          <table:sort>
            <table:sort-by table:field-number="3" table:order="descending" table:data-type="automatic"/>
          </table:sort>
        </table:database-range>
      </table:database-ranges>
      <table:data-pilot-tables>
        <table:data-pilot-table table:name="DataPilot3" table:application-data="" table:target-range-address="List.A55:List.H83" table:buttons="" table:show-filter-button="false" table:drill-down-on-double-click="false">
          <table:source-cell-range table:cell-range-address="List.A3:List.N45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Supplier" table:orientation="row" table:used-hierarchy="0" table:function="auto">
            <table:data-pilot-level table:show-empty="false" calcext:repeat-item-labels="false">
              <table:data-pilot-members>
                <table:data-pilot-member table:name="Arduinotech" table:display="true" table:show-details="true"/>
                <table:data-pilot-member table:name="Digikey" table:display="true" table:show-details="true"/>
                <table:data-pilot-member table:name="Mouser" table:display="true" table:show-details="true"/>
                <table:data-pilot-member table:name="Nettigo" table:display="true" table:show-details="true"/>
                <table:data-pilot-member table:name="PCBway" table:display="true" table:show-details="true"/>
                <table:data-pilot-member table:name="RS-Components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ype" table:orientation="row" table:used-hierarchy="0" table:function="auto">
            <table:data-pilot-level table:show-empty="false" calcext:repeat-item-labels="false">
              <table:data-pilot-members>
                <table:data-pilot-member table:name="Module" table:display="true" table:show-details="true"/>
                <table:data-pilot-member table:name="Other" table:display="true" table:show-details="true"/>
                <table:data-pilot-member table:name="SMD" table:display="true" table:show-details="true"/>
                <table:data-pilot-member table:name="THT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Desc/value" table:orientation="row" table:used-hierarchy="0" table:function="auto">
            <table:data-pilot-level table:show-empty="false" calcext:repeat-item-labels="false">
              <table:data-pilot-members>
                <table:data-pilot-member table:name="0.1R" table:display="true" table:show-details="true"/>
                <table:data-pilot-member table:name="100nF" table:display="true" table:show-details="true"/>
                <table:data-pilot-member table:name="10uF" table:display="true" table:show-details="true"/>
                <table:data-pilot-member table:name="15k" table:display="true" table:show-details="true"/>
                <table:data-pilot-member table:name="1k" table:display="true" table:show-details="true"/>
                <table:data-pilot-member table:name="1R" table:display="true" table:show-details="true"/>
                <table:data-pilot-member table:name="1uF" table:display="true" table:show-details="true"/>
                <table:data-pilot-member table:name="220k" table:display="true" table:show-details="true"/>
                <table:data-pilot-member table:name="3.3nF" table:display="true" table:show-details="true"/>
                <table:data-pilot-member table:name="330R" table:display="true" table:show-details="true"/>
                <table:data-pilot-member table:name="4.7k" table:display="true" table:show-details="true"/>
                <table:data-pilot-member table:name="47k" table:display="true" table:show-details="true"/>
                <table:data-pilot-member table:name="47uF" table:display="true" table:show-details="true"/>
                <table:data-pilot-member table:name="Assembly" table:display="true" table:show-details="true"/>
                <table:data-pilot-member table:name="AudioJack3_SwitchTR" table:display="true" table:show-details="true"/>
                <table:data-pilot-member table:name="Class AB/D Amp" table:display="true" table:show-details="true"/>
                <table:data-pilot-member table:name="Conn_01x03" table:display="true" table:show-details="true"/>
                <table:data-pilot-member table:name="Conn_01x04" table:display="true" table:show-details="true"/>
                <table:data-pilot-member table:name="Conn_01x05" table:display="true" table:show-details="true"/>
                <table:data-pilot-member table:name="Fuse" table:display="true" table:show-details="true"/>
                <table:data-pilot-member table:name="GREEN" table:display="true" table:show-details="true"/>
                <table:data-pilot-member table:name="IPD80P03P4L" table:display="true" table:show-details="true"/>
                <table:data-pilot-member table:name="M03POLAR" table:display="true" table:show-details="true"/>
                <table:data-pilot-member table:name="M03X2SHROUD" table:display="true" table:show-details="true"/>
                <table:data-pilot-member table:name="M05X2SHD" table:display="true" table:show-details="true"/>
                <table:data-pilot-member table:name="M06SILK_FEMALE_PTH" table:display="true" table:show-details="true"/>
                <table:data-pilot-member table:name="MAX22201ATC+" table:display="true" table:show-details="true"/>
                <table:data-pilot-member table:name="MINI560" table:display="true" table:show-details="true"/>
                <table:data-pilot-member table:name="OLED" table:display="true" table:show-details="true"/>
                <table:data-pilot-member table:name="Production" table:display="true" table:show-details="true"/>
                <table:data-pilot-member table:name="Quad OpAmp" table:display="true" table:show-details="true"/>
                <table:data-pilot-member table:name="R_SPK, L_SPK, 12V_EXT, 5V_EXT " table:display="true" table:show-details="true"/>
                <table:data-pilot-member table:name="RED" table:display="true" table:show-details="true"/>
                <table:data-pilot-member table:name="SI4936BDY" table:display="true" table:show-details="true"/>
                <table:data-pilot-member table:name="SPDT" table:display="true" table:show-details="true"/>
                <table:data-pilot-member table:name="Stiflister 5p hun" table:display="true" table:show-details="true"/>
                <table:data-pilot-member table:name="Stiftlister 24p hun" table:display="true" table:show-details="true"/>
                <table:data-pilot-member table:name="Stiftlister 32p han" table:display="true" table:show-details="true"/>
                <table:data-pilot-member table:name="Tact-Switch" table:display="true" table:show-details="true"/>
                <table:data-pilot-member table:name="Teensy41" table:display="true" table:show-details="true"/>
                <table:data-pilot-member table:name="USB_A" table:display="true" table:show-details="true"/>
                <table:data-pilot-member table:name="XT6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art name" table:orientation="row" table:used-hierarchy="0" table:function="auto">
            <table:data-pilot-level table:show-empty="false" calcext:repeat-item-labels="false">
              <table:data-pilot-members>
                <table:data-pilot-member table:name="61302411821" table:display="true" table:show-details="true"/>
                <table:data-pilot-member table:name="0154010.DR" table:display="true" table:show-details="true"/>
                <table:data-pilot-member table:name="1206W4F100LT5E" table:display="true" table:show-details="true"/>
                <table:data-pilot-member table:name="140-502-415-001 " table:display="true" table:show-details="true"/>
                <table:data-pilot-member table:name="140-503-415-001 " table:display="true" table:show-details="true"/>
                <table:data-pilot-member table:name="140-504-415-001 " table:display="true" table:show-details="true"/>
                <table:data-pilot-member table:name="140-505-415-001 " table:display="true" table:show-details="true"/>
                <table:data-pilot-member table:name="180-5361" table:display="true" table:show-details="true"/>
                <table:data-pilot-member table:name="22-27-2031" table:display="true" table:show-details="true"/>
                <table:data-pilot-member table:name="A-USB A-TOP-C" table:display="true" table:show-details="true"/>
                <table:data-pilot-member table:name="CL21B104KBCNNNC" table:display="true" table:show-details="true"/>
                <table:data-pilot-member table:name="CL21B105KBFNNNE" table:display="true" table:show-details="true"/>
                <table:data-pilot-member table:name="CL21B332KB6WPNC" table:display="true" table:show-details="true"/>
                <table:data-pilot-member table:name="CL32A106KATLNNE" table:display="true" table:show-details="true"/>
                <table:data-pilot-member table:name="EEEFH1V470XL" table:display="true" table:show-details="true"/>
                <table:data-pilot-member table:name="IPD80P03P4L-07" table:display="true" table:show-details="true"/>
                <table:data-pilot-member table:name="LTST-C150KGKT" table:display="true" table:show-details="true"/>
                <table:data-pilot-member table:name="LTST-C150KRKT" table:display="true" table:show-details="true"/>
                <table:data-pilot-member table:name="MAX22201ATC+" table:display="true" table:show-details="true"/>
                <table:data-pilot-member table:name="MCP6244-E/SL" table:display="true" table:show-details="true"/>
                <table:data-pilot-member table:name="MINI560" table:display="true" table:show-details="true"/>
                <table:data-pilot-member table:name="PAM8406DR" table:display="true" table:show-details="true"/>
                <table:data-pilot-member table:name="RC0805FR-0715KL" table:display="true" table:show-details="true"/>
                <table:data-pilot-member table:name="RC0805FR-071KL" table:display="true" table:show-details="true"/>
                <table:data-pilot-member table:name="RC0805FR-071RL" table:display="true" table:show-details="true"/>
                <table:data-pilot-member table:name="RC0805FR-07220KL" table:display="true" table:show-details="true"/>
                <table:data-pilot-member table:name="RC0805FR-07330RL" table:display="true" table:show-details="true"/>
                <table:data-pilot-member table:name="RC0805FR-0747KL" table:display="true" table:show-details="true"/>
                <table:data-pilot-member table:name="RC0805FR-074K7L" table:display="true" table:show-details="true"/>
                <table:data-pilot-member table:name="Regbot V5.0" table:display="true" table:show-details="true"/>
                <table:data-pilot-member table:name="RS-PRO-1MS1T2B3M7QES" table:display="true" table:show-details="true"/>
                <table:data-pilot-member table:name="SI4936BDY-T1-E3" table:display="true" table:show-details="true"/>
                <table:data-pilot-member table:name="SSD1306_128x32" table:display="true" table:show-details="true"/>
                <table:data-pilot-member table:name="SSQ-105-03-T-S" table:display="true" table:show-details="true"/>
                <table:data-pilot-member table:name="STX-3680-5NB" table:display="true" table:show-details="true"/>
                <table:data-pilot-member table:name="T821106A1S100CEU" table:display="true" table:show-details="true"/>
                <table:data-pilot-member table:name="T821110A1S100CEU" table:display="true" table:show-details="true"/>
                <table:data-pilot-member table:name="TC-1212T" table:display="true" table:show-details="true"/>
                <table:data-pilot-member table:name="Teensy41" table:display="true" table:show-details="true"/>
                <table:data-pilot-member table:name="TSW-106-19-T-S" table:display="true" table:show-details="true"/>
                <table:data-pilot-member table:name="TSW-132-07-T-S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Need" table:orientation="row" table:used-hierarchy="0" table:function="auto">
            <table:data-pilot-level table:show-empty="false" calcext:repeat-item-labels="false">
              <table:data-pilot-members>
                <table:data-pilot-member table:name="0" table:display="false" table:show-details="true"/>
                <table:data-pilot-member table:name="21" table:display="true" table:show-details="true"/>
                <table:data-pilot-member table:name="26" table:display="true" table:show-details="true"/>
                <table:data-pilot-member table:name="34" table:display="true" table:show-details="true"/>
                <table:data-pilot-member table:name="39" table:display="true" table:show-details="true"/>
                <table:data-pilot-member table:name="42" table:display="true" table:show-details="true"/>
                <table:data-pilot-member table:name="63" table:display="true" table:show-details="true"/>
                <table:data-pilot-member table:name="78" table:display="true" table:show-details="true"/>
                <table:data-pilot-member table:name="84" table:display="true" table:show-details="true"/>
                <table:data-pilot-member table:name="100" table:display="true" table:show-details="true"/>
                <table:data-pilot-member table:name="103" table:display="true" table:show-details="true"/>
                <table:data-pilot-member table:name="10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rice" table:orientation="row" table:used-hierarchy="0" table:function="auto">
            <table:data-pilot-level table:show-empty="false" calcext:repeat-item-labels="false">
              <table:data-pilot-members>
                <table:data-pilot-member table:name="kr. 0,02" table:display="true" table:show-details="true"/>
                <table:data-pilot-member table:name="kr. 0,03" table:display="true" table:show-details="true"/>
                <table:data-pilot-member table:name="kr. 0,05" table:display="true" table:show-details="true"/>
                <table:data-pilot-member table:name="kr. 0,07" table:display="true" table:show-details="true"/>
                <table:data-pilot-member table:name="kr. 0,11" table:display="true" table:show-details="true"/>
                <table:data-pilot-member table:name="kr. 0,13" table:display="true" table:show-details="true"/>
                <table:data-pilot-member table:name="kr. 0,15" table:display="true" table:show-details="true"/>
                <table:data-pilot-member table:name="kr. 0,35" table:display="true" table:show-details="true"/>
                <table:data-pilot-member table:name="kr. 0,75" table:display="true" table:show-details="true"/>
                <table:data-pilot-member table:name="kr. 0,78" table:display="true" table:show-details="true"/>
                <table:data-pilot-member table:name="kr. 1,20" table:display="true" table:show-details="true"/>
                <table:data-pilot-member table:name="kr. 1,48" table:display="true" table:show-details="true"/>
                <table:data-pilot-member table:name="kr. 1,63" table:display="true" table:show-details="true"/>
                <table:data-pilot-member table:name="kr. 1,75" table:display="true" table:show-details="true"/>
                <table:data-pilot-member table:name="kr. 1,79" table:display="true" table:show-details="true"/>
                <table:data-pilot-member table:name="kr. 2,42" table:display="true" table:show-details="true"/>
                <table:data-pilot-member table:name="kr. 2,88" table:display="true" table:show-details="true"/>
                <table:data-pilot-member table:name="kr. 3,16" table:display="true" table:show-details="true"/>
                <table:data-pilot-member table:name="kr. 3,28" table:display="true" table:show-details="true"/>
                <table:data-pilot-member table:name="kr. 5,60" table:display="true" table:show-details="true"/>
                <table:data-pilot-member table:name="kr. 5,81" table:display="true" table:show-details="true"/>
                <table:data-pilot-member table:name="kr. 6,79" table:display="true" table:show-details="true"/>
                <table:data-pilot-member table:name="kr. 8,15" table:display="true" table:show-details="true"/>
                <table:data-pilot-member table:name="kr. 8,51" table:display="true" table:show-details="true"/>
                <table:data-pilot-member table:name="kr. 9,04" table:display="true" table:show-details="true"/>
                <table:data-pilot-member table:name="kr. 10,93" table:display="true" table:show-details="true"/>
                <table:data-pilot-member table:name="kr. 12,32" table:display="true" table:show-details="true"/>
                <table:data-pilot-member table:name="kr. 13,43" table:display="true" table:show-details="true"/>
                <table:data-pilot-member table:name="kr. 15,54" table:display="true" table:show-details="true"/>
                <table:data-pilot-member table:name="kr. 16,51" table:display="true" table:show-details="true"/>
                <table:data-pilot-member table:name="kr. 18,84" table:display="true" table:show-details="true"/>
                <table:data-pilot-member table:name="kr. 19,43" table:display="true" table:show-details="true"/>
                <table:data-pilot-member table:name="kr. 20,63" table:display="true" table:show-details="true"/>
                <table:data-pilot-member table:name="kr. 24,84" table:display="true" table:show-details="true"/>
                <table:data-pilot-member table:name="kr. 32,50" table:display="true" table:show-details="true"/>
                <table:data-pilot-member table:name="kr. 299,26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Link" table:orientation="row" table:used-hierarchy="0" table:function="auto">
            <table:data-pilot-level table:show-empty="false" calcext:repeat-item-labels="false">
              <table:data-pilot-members>
                <table:data-pilot-member table:name="https://arduinotech.dk/shop/tc-1212t-tact-tactile-push-button-momentary-micro-switch/" table:display="true" table:show-details="true"/>
                <table:data-pilot-member table:name="https://dk.rs-online.com/web/p/elektrolytkondensatorer/2158459" table:display="true" table:show-details="true"/>
                <table:data-pilot-member table:name="https://dk.rs-online.com/web/p/ikke-tilbagestilbare-sikringer/7382867" table:display="true" table:show-details="true"/>
                <table:data-pilot-member table:name="https://dk.rs-online.com/web/p/keramiske-flerlags-kondensatorer-mlcc/7661185" table:display="true" table:show-details="true"/>
                <table:data-pilot-member table:name="https://dk.rs-online.com/web/p/kompakte-stromstik/1805361" table:display="true" table:show-details="true"/>
                <table:data-pilot-member table:name="https://dk.rs-online.com/web/p/print-fatninger/2053168" table:display="true" table:show-details="true"/>
                <table:data-pilot-member table:name="https://dk.rs-online.com/web/p/print-fatninger/2081793" table:display="true" table:show-details="true"/>
                <table:data-pilot-member table:name="https://dk.rs-online.com/web/p/printstiftlister/2001756" table:display="true" table:show-details="true"/>
                <table:data-pilot-member table:name="https://dk.rs-online.com/web/p/printstiftlister/2085717" table:display="true" table:show-details="true"/>
                <table:data-pilot-member table:name="https://dk.rs-online.com/web/p/printstiftlister/4838477" table:display="true" table:show-details="true"/>
                <table:data-pilot-member table:name="https://dk.rs-online.com/web/p/printstiftlister/8323496" table:display="true" table:show-details="true"/>
                <table:data-pilot-member table:name="https://dk.rs-online.com/web/p/printstiftlister/8323528" table:display="true" table:show-details="true"/>
                <table:data-pilot-member table:name="https://dk.rs-online.com/web/p/usb-stik/6741334" table:display="true" table:show-details="true"/>
                <table:data-pilot-member table:name="https://dk.rs-online.com/web/p/vippekontakter-afbrydere-og-omskiftere/7347094" table:display="true" table:show-details="true"/>
                <table:data-pilot-member table:name="https://nettigo.eu/products/oled-display-0-91-128x32-ssd1306" table:display="true" table:show-details="true"/>
                <table:data-pilot-member table:name="https://nettigo.eu/products/stepdown-dc-dc-mini560-jw5068a-5v-5a" table:display="true" table:show-details="true"/>
                <table:data-pilot-member table:name="https://nettigo.eu/products/teensy-4-1-arm-cortex-m7-nxp-600mhz-no-ethernet-phy-arduino-ide-compatible" table:display="true" table:show-details="true"/>
                <table:data-pilot-member table:name="https://www.digikey.dk/da/products/detail/diodes-incorporated/PAM8406DR/4033289" table:display="true" table:show-details="true"/>
                <table:data-pilot-member table:name="https://www.digikey.dk/da/products/detail/kycon-inc/STX-3680-5NB/9975997" table:display="true" table:show-details="true"/>
                <table:data-pilot-member table:name="https://www.mouser.dk/ProductDetail/587-140-502-415-001" table:display="true" table:show-details="true"/>
                <table:data-pilot-member table:name="https://www.mouser.dk/ProductDetail/587-140-503-415-001" table:display="true" table:show-details="true"/>
                <table:data-pilot-member table:name="https://www.mouser.dk/ProductDetail/587-140-504-415-001" table:display="true" table:show-details="true"/>
                <table:data-pilot-member table:name="https://www.mouser.dk/ProductDetail/587-140-505-415-001" table:display="true" table:show-details="true"/>
                <table:data-pilot-member table:name="https://www.mouser.dk/ProductDetail/Infineon-Technologies/IPD80P03P4L07ATMA1?qs=OwbwYO03UsK4Gnzhkv%2FKmw%3D%3D" table:display="true" table:show-details="true"/>
                <table:data-pilot-member table:name="https://www.mouser.dk/ProductDetail/Maxim-Integrated/MAX22201ATC+?qs=stqOd1AaK7%252Bdqi04%2FQHs9Q%3D%3D" table:display="true" table:show-details="true"/>
                <table:data-pilot-member table:name="https://www.mouser.dk/ProductDetail/Microchip-Technology-Atmel/MCP6244-E-SL?qs=yUQqVecv4qs9SXOm8hRuzA%3D%3D" table:display="true" table:show-details="true"/>
                <table:data-pilot-member table:name="https://www.mouser.dk/ProductDetail/Vishay-Semiconductors/SI4936BDY-T1-E3?qs=G1LhLIAbs1yuJAgJT85ujg%3D%3D" table:display="true" table:show-details="true"/>
                <table:data-pilot-member table:name="N/A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Subtotal" table:orientation="data" table:used-hierarchy="0" table:function="sum">
            <table:data-pilot-level table:show-empty="false" calcext:repeat-item-labels="false">
              <table:data-pilot-members>
                <table:data-pilot-member table:name="kr. 0,00" table:display="true" table:show-details="true"/>
                <table:data-pilot-member table:name="kr. 37,59" table:display="true" table:show-details="true"/>
                <table:data-pilot-member table:name="kr. 50,40" table:display="true" table:show-details="true"/>
                <table:data-pilot-member table:name="kr. 50,82" table:display="true" table:show-details="true"/>
                <table:data-pilot-member table:name="kr. 62,75" table:display="true" table:show-details="true"/>
                <table:data-pilot-member table:name="kr. 63,65" table:display="true" table:show-details="true"/>
                <table:data-pilot-member table:name="kr. 66,36" table:display="true" table:show-details="true"/>
                <table:data-pilot-member table:name="kr. 75,60" table:display="true" table:show-details="true"/>
                <table:data-pilot-member table:name="kr. 127,73" table:display="true" table:show-details="true"/>
                <table:data-pilot-member table:name="kr. 132,72" table:display="true" table:show-details="true"/>
                <table:data-pilot-member table:name="kr. 148,00" table:display="true" table:show-details="true"/>
                <table:data-pilot-member table:name="kr. 171,15" table:display="true" table:show-details="true"/>
                <table:data-pilot-member table:name="kr. 178,67" table:display="true" table:show-details="true"/>
                <table:data-pilot-member table:name="kr. 218,40" table:display="true" table:show-details="true"/>
                <table:data-pilot-member table:name="kr. 244,02" table:display="true" table:show-details="true"/>
                <table:data-pilot-member table:name="kr. 264,81" table:display="true" table:show-details="true"/>
                <table:data-pilot-member table:name="kr. 282,03" table:display="true" table:show-details="true"/>
                <table:data-pilot-member table:name="kr. 301,88" table:display="true" table:show-details="true"/>
                <table:data-pilot-member table:name="kr. 352,56" table:display="true" table:show-details="true"/>
                <table:data-pilot-member table:name="kr. 408,03" table:display="true" table:show-details="true"/>
                <table:data-pilot-member table:name="kr. 517,52" table:display="true" table:show-details="true"/>
                <table:data-pilot-member table:name="kr. 606,06" table:display="true" table:show-details="true"/>
                <table:data-pilot-member table:name="kr. 804,69" table:display="true" table:show-details="true"/>
                <table:data-pilot-member table:name="kr. 844,56" table:display="true" table:show-details="true"/>
                <table:data-pilot-member table:name="kr. 1.125,79" table:display="true" table:show-details="true"/>
                <table:data-pilot-member table:name="kr. 1.287,78" table:display="true" table:show-details="true"/>
                <table:data-pilot-member table:name="kr. 7.780,76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1" table:application-data="" table:target-range-address="'Pivot Table'.A1:'Pivot Table'.H14" table:buttons="'Pivot Table'.A1 'Pivot Table'.B1 'Pivot Table'.C1 'Pivot Table'.D1 'Pivot Table'.E1 'Pivot Table'.F1 'Pivot Table'.G1" table:show-filter-button="false" table:drill-down-on-double-click="false">
          <table:source-cell-range table:cell-range-address="List.A3:List.N24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Supplier" table:orientation="row" table:used-hierarchy="0" table:function="auto">
            <table:data-pilot-level table:show-empty="false" calcext:repeat-item-labels="false">
              <table:data-pilot-members>
                <table:data-pilot-member table:name="3D Eksperten" table:display="true" table:show-details="true"/>
                <table:data-pilot-member table:name="Aliexpress" table:display="true" table:show-details="true"/>
                <table:data-pilot-member table:name="AV-Cables" table:display="true" table:show-details="true"/>
                <table:data-pilot-member table:name="Elefun" table:display="true" table:show-details="true"/>
                <table:data-pilot-member table:name="IKEA" table:display="true" table:show-details="true"/>
                <table:data-pilot-member table:name="PCBway" table:display="true" table:show-details="true"/>
                <table:data-pilot-member table:name="Plastbutikken" table:display="true" table:show-details="true"/>
                <table:data-pilot-member table:name="Recreus" table:display="true" table:show-details="true"/>
                <table:data-pilot-member table:name="RS-Components" table:display="true" table:show-details="true"/>
                <table:data-pilot-member table:name="TME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ype" table:orientation="row" table:used-hierarchy="0" table:function="auto">
            <table:data-pilot-level table:show-empty="false" calcext:repeat-item-labels="false">
              <table:data-pilot-members>
                <table:data-pilot-member table:name="Electronics" table:display="true" table:show-details="true"/>
                <table:data-pilot-member table:name="Mechanical" table:display="true" table:show-details="true"/>
                <table:data-pilot-member table:name="Other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Desc/value" table:orientation="row" table:used-hierarchy="0" table:function="auto">
            <table:data-pilot-level table:show-empty="false" calcext:repeat-item-labels="false">
              <table:data-pilot-members>
                <table:data-pilot-member table:name="(Substituted with 1.25” diameter) 35mm Foam RC Wheel" table:display="true" table:show-details="true"/>
                <table:data-pilot-member table:name="30cm Micro-USB 5pin Micro USB 2.0 Male to USB 2.0 B Type Female" table:display="true" table:show-details="true"/>
                <table:data-pilot-member table:name="30m 4 pin Speedbloc IDC Ribbon Cable" table:display="true" table:show-details="true"/>
                <table:data-pilot-member table:name="6V 620RPM" table:display="true" table:show-details="true"/>
                <table:data-pilot-member table:name="Amphenol, T812, IDC-stik, Lige, 6-Polet Hun, 2 Rækker, Pitch: 2.54mm" table:display="true" table:show-details="true"/>
                <table:data-pilot-member table:name="Black PETG 1kg" table:display="true" table:show-details="true"/>
                <table:data-pilot-member table:name="IKEA SAMLA 28x20x14" table:display="true" table:show-details="true"/>
                <table:data-pilot-member table:name="IMAX RC B3 Pro Compact B3AC" table:display="true" table:show-details="true"/>
                <table:data-pilot-member table:name="Limskey 3s 11.1V 1500mAh 72.00*35.50*21mm" table:display="true" table:show-details="true"/>
                <table:data-pilot-member table:name="Machine, M3-nut, self, retain" table:display="true" table:show-details="true"/>
                <table:data-pilot-member table:name="Machine, M3x14, pan head, pozi" table:display="true" table:show-details="true"/>
                <table:data-pilot-member table:name="MPU9250 + BMP280" table:display="true" table:show-details="true"/>
                <table:data-pilot-member table:name="Pianothread 2 mm x 90 cm (.078)" table:display="true" table:show-details="true"/>
                <table:data-pilot-member table:name="Plastic, 2.2x6 (8), countersunk, pozi" table:display="true" table:show-details="true"/>
                <table:data-pilot-member table:name="Plastic, 2.2x6, pan head, pozi " table:display="true" table:show-details="true"/>
                <table:data-pilot-member table:name="POM Plade natur - 850 mm x 1250 mm (B x L)" table:display="true" table:show-details="true"/>
                <table:data-pilot-member table:name="Recreus Filaflex 70A" table:display="true" table:show-details="true"/>
                <table:data-pilot-member table:name="Regbot 5.0 Board" table:display="true" table:show-details="true"/>
                <table:data-pilot-member table:name="Sharp IR distance sensor" table:display="true" table:show-details="true"/>
                <table:data-pilot-member table:name="USB kabel 2.0 - USB-A han / USB-B han - 1.8 m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art name" table:orientation="row" table:used-hierarchy="0" table:function="auto">
            <table:data-pilot-level table:show-empty="false" calcext:repeat-item-labels="false">
              <table:data-pilot-members>
                <table:data-pilot-member table:name="922" table:display="true" table:show-details="true"/>
                <table:data-pilot-member table:name="54505" table:display="true" table:show-details="true"/>
                <table:data-pilot-member table:name="200701" table:display="true" table:show-details="true"/>
                <table:data-pilot-member table:name="1538632" table:display="true" table:show-details="true"/>
                <table:data-pilot-member table:name="3034248" table:display="true" table:show-details="true"/>
                <table:data-pilot-member table:name="3772863" table:display="true" table:show-details="true"/>
                <table:data-pilot-member table:name="094.408.39" table:display="true" table:show-details="true"/>
                <table:data-pilot-member table:name="360-093" table:display="true" table:show-details="true"/>
                <table:data-pilot-member table:name="B2B-PH-K" table:display="true" table:show-details="true"/>
                <table:data-pilot-member table:name="Filaflex 70A" table:display="true" table:show-details="true"/>
                <table:data-pilot-member table:name="GP2Y0A21YK0F" table:display="true" table:show-details="true"/>
                <table:data-pilot-member table:name="JGA25-370" table:display="true" table:show-details="true"/>
                <table:data-pilot-member table:name="M3/D985-A2" table:display="true" table:show-details="true"/>
                <table:data-pilot-member table:name="MPU9250" table:display="true" table:show-details="true"/>
                <table:data-pilot-member table:name="N/A" table:display="true" table:show-details="true"/>
                <table:data-pilot-member table:name="Regbot 5.0 Board" table:display="true" table:show-details="true"/>
                <table:data-pilot-member table:name="SPOMCK0030MNAFG - RIAS" table:display="true" table:show-details="true"/>
                <table:data-pilot-member table:name="T812106A100CEU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Need" table:orientation="row" table:used-hierarchy="0" table:function="auto">
            <table:data-pilot-level table:show-empty="false" calcext:repeat-item-labels="false">
              <table:data-pilot-members>
                <table:data-pilot-member table:name="0" table:display="false" table:show-details="true"/>
                <table:data-pilot-member table:name="2" table:display="true" table:show-details="true"/>
                <table:data-pilot-member table:name="25" table:display="true" table:show-details="true"/>
                <table:data-pilot-member table:name="30" table:display="true" table:show-details="true"/>
                <table:data-pilot-member table:name="50" table:display="true" table:show-details="true"/>
                <table:data-pilot-member table:name="6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rice" table:orientation="row" table:used-hierarchy="0" table:function="auto">
            <table:data-pilot-level table:show-empty="false" calcext:repeat-item-labels="false">
              <table:data-pilot-members>
                <table:data-pilot-member table:name="kr. 0,12" table:display="true" table:show-details="true"/>
                <table:data-pilot-member table:name="kr. 0,16" table:display="true" table:show-details="true"/>
                <table:data-pilot-member table:name="kr. 0,46" table:display="true" table:show-details="true"/>
                <table:data-pilot-member table:name="kr. 1,69" table:display="true" table:show-details="true"/>
                <table:data-pilot-member table:name="kr. 3,92" table:display="true" table:show-details="true"/>
                <table:data-pilot-member table:name="kr. 11,39" table:display="true" table:show-details="true"/>
                <table:data-pilot-member table:name="kr. 13,00" table:display="true" table:show-details="true"/>
                <table:data-pilot-member table:name="kr. 18,72" table:display="true" table:show-details="true"/>
                <table:data-pilot-member table:name="kr. 30,00" table:display="true" table:show-details="true"/>
                <table:data-pilot-member table:name="kr. 35,00" table:display="true" table:show-details="true"/>
                <table:data-pilot-member table:name="kr. 37,53" table:display="true" table:show-details="true"/>
                <table:data-pilot-member table:name="kr. 51,25" table:display="true" table:show-details="true"/>
                <table:data-pilot-member table:name="kr. 61,27" table:display="true" table:show-details="true"/>
                <table:data-pilot-member table:name="kr. 105,34" table:display="true" table:show-details="true"/>
                <table:data-pilot-member table:name="kr. 133,69" table:display="true" table:show-details="true"/>
                <table:data-pilot-member table:name="kr. 169,95" table:display="true" table:show-details="true"/>
                <table:data-pilot-member table:name="kr. 295,84" table:display="true" table:show-details="true"/>
                <table:data-pilot-member table:name="kr. 352,66" table:display="true" table:show-details="true"/>
                <table:data-pilot-member table:name="kr. 637,84" table:display="true" table:show-details="true"/>
                <table:data-pilot-member table:name="kr. 1.182,9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Link" table:orientation="row" table:used-hierarchy="0" table:function="auto">
            <table:data-pilot-level table:show-empty="false" calcext:repeat-item-labels="false">
              <table:data-pilot-members>
                <table:data-pilot-member table:name="https://3deksperten.dk/products/solid-black-3de-premium-petg-1-75mm" table:display="true" table:show-details="true"/>
                <table:data-pilot-member table:name="https://dk.rs-online.com/web/p/fladkabel/0360093" table:display="true" table:show-details="true"/>
                <table:data-pilot-member table:name="https://dk.rs-online.com/web/p/idc-stik/8323613" table:display="true" table:show-details="true"/>
                <table:data-pilot-member table:name="https://recreus.com/gb/filaments/6-31-filaflex-70a.html#/1-colour-black/2-diameter-175_mm/3-weight-500_gr" table:display="true" table:show-details="true"/>
                <table:data-pilot-member table:name="https://www.aliexpress.com/item/1005002435027168.html" table:display="true" table:show-details="true"/>
                <table:data-pilot-member table:name="https://www.aliexpress.com/item/1005002693344052.html" table:display="true" table:show-details="true"/>
                <table:data-pilot-member table:name="https://www.aliexpress.com/item/1005004525550587.html" table:display="true" table:show-details="true"/>
                <table:data-pilot-member table:name="https://www.aliexpress.com/item/32999674875.html" table:display="true" table:show-details="true"/>
                <table:data-pilot-member table:name="https://www.aliexpress.com/item/4000166982944.html" table:display="true" table:show-details="true"/>
                <table:data-pilot-member table:name="https://www.aliexpress.com/item/4000902223693.html" table:display="true" table:show-details="true"/>
                <table:data-pilot-member table:name="https://www.aliexpress.com/item/4001211447586.html" table:display="true" table:show-details="true"/>
                <table:data-pilot-member table:name="https://www.aliexpress.com/item/4001286770644.html" table:display="true" table:show-details="true"/>
                <table:data-pilot-member table:name="https://www.av-cables.dk/usb-a-usb-b-kabel/usb-kabel-2-0-usb-a-han-usb-b-han-1-8-m.html" table:display="true" table:show-details="true"/>
                <table:data-pilot-member table:name="https://www.elefun.dk/p/prod.aspx?v=1494" table:display="true" table:show-details="true"/>
                <table:data-pilot-member table:name="https://www.ikea.com/dk/da/p/samla-boks-med-lag-transparent-s09440839/" table:display="true" table:show-details="true"/>
                <table:data-pilot-member table:name="https://www.plastbutikken.dk/shop/slidstaerk-pom-plade-21590p.html" table:display="true" table:show-details="true"/>
                <table:data-pilot-member table:name="https://www.tme.eu/dk/en/details/b2.2x6_bn82427/screws/bossard/3034248/" table:display="true" table:show-details="true"/>
                <table:data-pilot-member table:name="https://www.tme.eu/dk/en/details/b2.2x6_bn82429/screws/bossard/3772863/" table:display="true" table:show-details="true"/>
                <table:data-pilot-member table:name="https://www.tme.eu/dk/en/details/b3x14_bn3334/bolts/bossard/1538632/" table:display="true" table:show-details="true"/>
                <table:data-pilot-member table:name="https://www.tme.eu/dk/en/details/m3_d985-a2/nuts/kraftberg/" table:display="true" table:show-details="true"/>
                <table:data-pilot-member table:name="N/A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Subtotal" table:orientation="data" table:used-hierarchy="0" table:function="sum">
            <table:data-pilot-level table:show-empty="false" calcext:repeat-item-labels="false">
              <table:data-pilot-members>
                <table:data-pilot-member table:name="kr. 0,00" table:display="true" table:show-details="true"/>
                <table:data-pilot-member table:name="kr. 26,00" table:display="true" table:show-details="true"/>
                <table:data-pilot-member table:name="kr. 101,28" table:display="true" table:show-details="true"/>
                <table:data-pilot-member table:name="kr. 196,00" table:display="true" table:show-details="true"/>
                <table:data-pilot-member table:name="kr. 284,75" table:display="true" table:show-details="true"/>
                <table:data-pilot-member table:name="kr. 468,00" table:display="true" table:show-details="true"/>
                <table:data-pilot-member table:name="kr. 750,00" table:display="true" table:show-details="true"/>
                <table:data-pilot-member table:name="kr. 875,00" table:display="true" table:show-details="true"/>
                <table:data-pilot-member table:name="kr. 1.537,50" table:display="true" table:show-details="true"/>
                <table:data-pilot-member table:name="kr. 2.251,80" table:display="true" table:show-details="true"/>
                <table:data-pilot-member table:name="kr. 3.676,2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da" fo:country="DK" style:font-name-asian="WenQuanYi Zen Hei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77">
      <number:text>$</number:text>
      <number:number number:decimal-places="3" number:min-decimal-places="3" number:min-integer-digits="1"/>
    </number:number-style>
    <number:date-style style:name="N176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75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75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7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75">
      <number:text> </number:text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42P0" style:volatile="true">
      <number:text>kr.</number:text>
      <number:number number:decimal-places="2" number:min-decimal-places="2" number:min-integer-digits="1" number:grouping="true"/>
      <number:text> </number:text>
    </number:number-style>
    <number:number-style style:name="N142">
      <number:text>(kr.</number:text>
      <number:number number:decimal-places="2" number:min-decimal-places="2" number:min-integer-digits="1" number:grouping="true"/>
      <number:text>)</number:text>
      <style:map style:condition="value()&gt;=0" style:apply-style-name="N142P0"/>
    </number:number-style>
    <number:number-style style:name="N171P0" style:volatile="true">
      <number:text>kr.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71P1" style:volatile="true">
      <number:text>kr.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71P2" style:volatile="true">
      <number:text>kr.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39P0" style:volatile="true">
      <number:text>kr.</number:text>
      <number:number number:decimal-places="0" number:min-decimal-places="0" number:min-integer-digits="1" number:grouping="true"/>
      <number:text> </number:text>
    </number:number-style>
    <number:number-style style:name="N139">
      <number:text>(kr.</number:text>
      <number:number number:decimal-places="0" number:min-decimal-places="0" number:min-integer-digits="1" number:grouping="true"/>
      <number:text>)</number:text>
      <style:map style:condition="value()&gt;=0" style:apply-style-name="N139P0"/>
    </number:number-style>
    <number:currency-style style:name="N13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date-style style:name="N166">
      <number:month/>
      <number:text>/</number:text>
      <number:day/>
      <number:text>/</number:text>
      <number:year number:style="long"/>
    </number:date-style>
    <number:number-style style:name="N14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6P2" style:volatile="true">
      <number:text> </number:text>
      <number:fill-character> </number:fill-character>
      <number:text>-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currency-style style:name="N13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2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2P0"/>
    </number:currency-style>
    <number:time-style style:name="N161" number:truncate-on-overflow="false">
      <number:hours/>
      <number:text>:</number:text>
      <number:minutes number:style="long"/>
      <number:text>:</number:text>
      <number:seconds number:style="long"/>
    </number:time-style>
    <number:currency-style style:name="N130P0" style:volatile="true">
      <number:currency-symbol number:language="da" number:country="DK">kr.</number:currency-symbol>
      <number:text> </number:text>
      <number:number number:decimal-places="2" number:min-decimal-places="2" number:min-integer-digits="1" number:grouping="true"/>
    </number:currency-style>
    <number:currency-style style:name="N130">
      <style:text-properties fo:color="#ff0000"/>
      <number:currency-symbol number:language="da" number:country="DK">kr.</number:currency-symbol>
      <number:text> -</number:text>
      <number:number number:decimal-places="2" number:min-decimal-places="2" number:min-integer-digits="1" number:grouping="true"/>
      <style:map style:condition="value()&gt;=0" style:apply-style-name="N130P0"/>
    </number:currency-style>
    <number:time-style style:name="N159">
      <number:minutes number:style="long"/>
      <number:text>:</number:text>
      <number:seconds number:style="long" number:decimal-places="1"/>
    </number:time-style>
    <number:currency-style style:name="N128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8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8P0"/>
    </number:currency-style>
    <number:time-style style:name="N157">
      <number:hours/>
      <number:text>:</number:text>
      <number:minutes number:style="long"/>
    </number:time-style>
    <number:number-style style:name="N140P0" style:volatile="true">
      <number:text>kr.</number:text>
      <number:number number:decimal-places="0" number:min-decimal-places="0" number:min-integer-digits="1" number:grouping="true"/>
      <number:text> </number:text>
    </number:number-style>
    <number:number-style style:name="N140">
      <style:text-properties fo:color="#ff0000"/>
      <number:text>(kr.</number:text>
      <number:number number:decimal-places="0" number:min-decimal-places="0" number:min-integer-digits="1" number:grouping="true"/>
      <number:text>)</number:text>
      <style:map style:condition="value()&gt;=0" style:apply-style-name="N140P0"/>
    </number:number-style>
    <number:currency-style style:name="N127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27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27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time-style style:name="N156">
      <number:hours/>
      <number:text>:</number:text>
      <number:minutes number:style="long"/>
      <number:text>:</number:text>
      <number:seconds number:style="long"/>
    </number:time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date-style style:name="N152">
      <number:month number:textual="true"/>
      <number:text>-</number:text>
      <number:year/>
    </number:date-style>
    <number:number-style style:name="N147P0" style:volatile="true">
      <number:text>kr.</number:text>
      <number:number number:decimal-places="2" number:min-decimal-places="2" number:min-integer-digits="1" number:grouping="true"/>
      <number:text> </number:text>
    </number:number-style>
    <number:number-style style:name="N147">
      <style:text-properties fo:color="#ff0000"/>
      <number:text>(kr.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21">
      <number:number number:decimal-places="0" number:min-decimal-places="0" number:min-integer-digits="3" number:grouping="true"/>
    </number:number-style>
    <number:number-style style:name="N150P0" style:volatile="true">
      <number:number number:decimal-places="2" number:min-decimal-places="2" number:min-integer-digits="1" number:grouping="true"/>
      <number:text> </number:text>
    </number:number-style>
    <number:number-style style:name="N150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50P0"/>
    </number:number-style>
    <number:time-style style:name="N148">
      <number:hours/>
      <number:text>:</number:text>
      <number:minutes number:style="long"/>
      <number:text> </number:text>
      <number:am-pm/>
    </number:time-style>
    <number:time-style style:name="N151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54P0" style:volatile="true">
      <number:number number:decimal-places="0" number:min-decimal-places="0" number:min-integer-digits="1" number:grouping="true"/>
      <number:text> </number:text>
    </number:number-style>
    <number:number-style style:name="N15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54P0"/>
    </number:number-style>
    <number:number-style style:name="N155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58">
      <number:day/>
      <number:text>-</number:text>
      <number:month number:textual="true"/>
    </number:date-style>
    <number:date-style style:name="N160">
      <number:day/>
      <number:text>-</number:text>
      <number:month number:textual="true"/>
      <number:text>-</number:text>
      <number:year/>
    </number:date-style>
    <number:number-style style:name="N165P0" style:volatile="true">
      <number:text>kr.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5P1" style:volatile="true">
      <number:text>kr.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65P2" style:volatile="true">
      <number:text>kr.</number:text>
      <number:fill-character> </number:fill-character>
      <number:text>- </number:text>
    </number:number-style>
    <number:text-style style:name="N165">
      <number:text> </number:text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time-style style:name="N167">
      <number:minutes number:style="long"/>
      <number:text>:</number:text>
      <number:seconds number:style="long"/>
    </number:time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date-style style:name="N10129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6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4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3" number:language="en" number:country="US">
      <number:hours/>
      <number:text>:</number:text>
      <number:minutes number:style="long"/>
    </number:time-style>
    <number:time-style style:name="N1012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1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Untitled1" style:family="table-cell" style:parent-style-name="Default">
      <style:table-cell-properties fo:background-color="#77bc65"/>
    </style:style>
    <style:style style:name="Green" style:family="table-cell" style:parent-style-name="Default">
      <style:table-cell-properties fo:background-color="#afd095" style:diagonal-bl-tr="none" style:diagonal-tl-br="none"/>
      <style:text-properties fo:color="#ffffff" style:font-weight-asian="normal"/>
    </style:style>
    <style:style style:name="Red" style:family="table-cell" style:parent-style-name="Default">
      <style:table-cell-properties fo:background-color="#ff6d6d"/>
      <style:text-properties fo:color="#ffffff" style:font-weight-asian="normal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31T11:56:36.372300090</meta:creation-date>
    <dc:date>2022-11-04T11:22:19.307398622</dc:date>
    <meta:editing-duration>PT10H2M15S</meta:editing-duration>
    <meta:editing-cycles>81</meta:editing-cycles>
    <meta:generator>LibreOffice/7.3.6.2$Linux_X86_64 LibreOffice_project/30$Build-2</meta:generator>
    <meta:document-statistic meta:table-count="2" meta:cell-count="409" meta:object-count="0"/>
  </office:meta>
</office:document-meta>
</file>